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fo:background-color="transparent" style:font-size-asian="18pt" style:font-size-complex="18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font-size="12pt" style:text-underline-style="none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Table_20_Heading">
      <style:text-properties fo:font-size="12pt" style:font-size-asian="12pt" style:font-size-complex="12pt"/>
    </style:style>
    <style:style style:name="P128" style:family="paragraph" style:parent-style-name="Table_20_Contents">
      <style:text-properties style:font-name="Liberation Sans" fo:font-size="12pt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8" style:family="paragraph" style:parent-style-name="Table_20_Contents">
      <style:text-properties fo:font-size="12p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5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3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2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6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6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66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71" style:family="paragraph" style:parent-style-name="Table_20_Contents" style:list-style-name="L36">
      <style:paragraph-properties fo:text-align="justify" style:justify-single-word="false"/>
    </style:style>
    <style:style style:name="P172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173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74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75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76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77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78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79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80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81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83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84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86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87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88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89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90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92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19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04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5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6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7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8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9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0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12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1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14" style:family="paragraph" style:parent-style-name="Standard" style:list-style-name="L8">
      <style:text-properties fo:language="en" fo:country="US" style:text-underline-style="none"/>
    </style:style>
    <style:style style:name="P215" style:family="paragraph" style:parent-style-name="Standard" style:list-style-name="L10"/>
    <style:style style:name="P216" style:family="paragraph" style:parent-style-name="Standard" style:list-style-name="L38">
      <style:text-properties fo:font-size="12pt" style:font-size-asian="12pt" style:font-size-complex="12pt"/>
    </style:style>
    <style:style style:name="P217" style:family="paragraph" style:parent-style-name="Standard" style:list-style-name="L54">
      <style:text-properties fo:font-size="12pt" style:font-size-asian="12pt" style:font-size-complex="12pt"/>
    </style:style>
    <style:style style:name="P218" style:family="paragraph" style:parent-style-name="Standard" style:list-style-name="L55">
      <style:text-properties fo:font-size="12pt" style:text-underline-style="none" style:font-size-asian="12pt" style:font-size-complex="12pt"/>
    </style:style>
    <style:style style:name="P219" style:family="paragraph" style:parent-style-name="Standard" style:list-style-name="L56">
      <style:text-properties fo:font-size="12pt" style:text-underline-style="none" style:font-size-asian="12pt" style:font-size-complex="12pt"/>
    </style:style>
    <style:style style:name="P220" style:family="paragraph" style:parent-style-name="Standard" style:list-style-name="L56">
      <style:text-properties fo:font-size="12pt" style:text-underline-style="solid" style:text-underline-width="auto" style:text-underline-color="font-color" style:font-size-asian="12pt" style:font-size-complex="12pt"/>
    </style:style>
    <style:style style:name="P221" style:family="paragraph" style:parent-style-name="Standard" style:list-style-name="L51"/>
    <style:style style:name="P222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23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24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b1371" style:font-size-asian="12pt" style:font-size-complex="12pt"/>
    </style:style>
    <style:style style:name="P22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1b53bc" style:font-size-asian="12pt" style:font-size-complex="12pt"/>
    </style:style>
    <style:style style:name="P22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3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23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style:text-underline-style="none"/>
    </style:style>
    <style:style style:name="T5" style:family="text">
      <style:text-properties style:font-name="Liberation Sans" style:text-underline-style="none" fo:background-color="#f9f9f9"/>
    </style:style>
    <style:style style:name="T6" style:family="text">
      <style:text-properties style:font-name="Liberation Sans" fo:language="en" fo:country="US"/>
    </style:style>
    <style:style style:name="T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fo:background-color="#ffff00"/>
    </style:style>
    <style:style style:name="T1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5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6" style:family="text">
      <style:text-properties fo:font-style="italic" fo:background-color="#ffff00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background-color="#ffff00"/>
    </style:style>
    <style:style style:name="T19" style:family="text">
      <style:text-properties officeooo:rsid="001c3e5d"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5" style:family="text">
      <style:text-properties style:font-name-asian="Liberation Sans1" style:font-name-complex="Liberation Sans1"/>
    </style:style>
    <style:style style:name="T26" style:family="text">
      <style:text-properties fo:background-color="transparent"/>
    </style:style>
    <style:style style:name="T27" style:family="text">
      <style:text-properties fo:language="en" fo:country="US" fo:font-style="normal" style:text-underline-style="none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1a7a79"/>
    </style:style>
    <style:style style:name="T30" style:family="text">
      <style:text-properties officeooo:rsid="001b1371"/>
    </style:style>
    <style:style style:name="T31" style:family="text">
      <style:text-properties officeooo:rsid="001b53b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1">Рабочая среда</text:p>
          </table:table-cell>
          <table:table-cell table:style-name="Таблица1.A1" office:value-type="string">
            <text:p text:style-name="P132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6">любой терминал (xterm, rxvt, mrxvt, ...)</text:p>
      <text:p text:style-name="P5"/>
      <text:p text:style-name="P5">Windows:</text:p>
      <text:list xml:id="list770417148" text:style-name="L1">
        <text:list-item>
          <text:p text:style-name="P173">установить Ruby для Windows, запускать через виндозный cmd</text:p>
          <text:p text:style-name="P173">&gt;&gt;&gt; показать Start/Run/cmd</text:p>
        </text:list-item>
        <text:list-item>
          <text:p text:style-name="P173">установить cygwin и получить линукс под виндой</text:p>
        </text:list-item>
        <text:list-item>
          <text:p text:style-name="P173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756942151" text:style-name="L2">
        <text:list-item>
          <text:p text:style-name="P174">установка</text:p>
        </text:list-item>
        <text:list-item>
          <text:p text:style-name="P174">удаление</text:p>
        </text:list-item>
        <text:list-item>
          <text:p text:style-name="P174">обновление</text:p>
        </text:list-item>
        <text:list-item>
          <text:p text:style-name="P174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6">pwd</text:p>
      <text:p text:style-name="P116">ls</text:p>
      <text:p text:style-name="P116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6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507575182" text:style-name="L3">
        <text:list-item>
          <text:p text:style-name="P175">имеющий подсветку синтаксиса для данного языка</text:p>
        </text:list-item>
        <text:list-item>
          <text:p text:style-name="P175">позволяющий задавать <text:span text:style-name="T1">формат конца строки</text:span>.</text:p>
        </text:list-item>
      </text:list>
      <text:p text:style-name="P5"/>
      <text:list xml:id="list1113700244" text:style-name="L4">
        <text:list-item>
          <text:p text:style-name="P176">emacs (swiss army knife)</text:p>
        </text:list-item>
        <text:list-item>
          <text:p text:style-name="P176">sublime text (есть подсказки по языковым конструкциям!)</text:p>
        </text:list-item>
        <text:list-item>
          <text:p text:style-name="P176">Edit Plus</text:p>
        </text:list-item>
        <text:list-item>
          <text:p text:style-name="P176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4">Демонстрация \r</text:p>
      <text:p text:style-name="P5"/>
      <text:p text:style-name="P118"><text:soft-page-break/>&gt; echo -e “hello\r” # отличий не видно</text:p>
      <text:p text:style-name="P118">&gt; echo -e “hello\rH” # =&gt; Hello</text:p>
      <text:p text:style-name="P125"/>
      <text:p text:style-name="P118">&gt; for i in `seq 1 10`; do echo $i; done; echo “”</text:p>
      <text:p text:style-name="P118">&gt; for i in `seq 1 10`; do echo -n $i; done; echo “” <text:s text:c="7"/># =&gt; 12345678910</text:p>
      <text:p text:style-name="P118">&gt; for i in `seq 1 10`; do echo -ne “$i\r”; done; echo “” # =&gt; 10</text:p>
      <text:p text:style-name="P117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1648730913" text:style-name="L5">
        <text:list-header>
          <text:p text:style-name="P223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1587748973" text:style-name="L6">
        <text:list-header>
          <text:p text:style-name="P224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1">Консоль Руби </text:p>
            <text:p text:style-name="P131">Встроенная документация по руби</text:p>
            <text:p text:style-name="P131">Переменные</text:p>
            <text:p text:style-name="P131">Всякое разное</text:p>
          </table:table-cell>
          <table:table-cell table:style-name="Table1.A1" office:value-type="string">
            <text:p text:style-name="P132">Занятие 2</text:p>
            <text:p text:style-name="P132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5">ruby-1.9.2-p290</text:p>
      <text:p text:style-name="P115">ruby-1.9.3-p448 </text:p>
      <text:p text:style-name="P115">ruby-1.9.3-rc1 </text:p>
      <text:p text:style-name="P115">ruby-2.0.0-p247 </text:p>
      <text:p text:style-name="P115"/>
      <text:p text:style-name="P18">где применяется ruby</text:p>
      <text:p text:style-name="P18"/>
      <text:list xml:id="list255348980" text:style-name="L7">
        <text:list-item>
          <text:p text:style-name="P193">консольные утилиты </text:p>
        </text:list-item>
      </text:list>
      <text:list xml:id="list1022299174" text:style-name="L8">
        <text:list-item>
          <text:p text:style-name="P214"><text:span text:style-name="T7">gui (tk) –</text:span><text:span text:style-name="T7"> Oh, no!</text:span></text:p>
        </text:list-item>
        <text:list-item>
          <text:p text:style-name="P194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2">"hello"[0] <text:s text:c="3"/>#=&gt; 104</text:p>
      <text:p text:style-name="P112"/>
      <text:p text:style-name="P75">ruby 1.9.x и 2.0.0</text:p>
      <text:p text:style-name="P75"/>
      <text:p text:style-name="P112">"hello"[0] <text:s text:c="3"/>#=&gt; “h”</text:p>
      <text:p text:style-name="P115"/>
      <text:p text:style-name="P82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7">irb – интерактивный руби </text:span><text:span text:style-name="T7">(REPL - read, evaluate, print, loop)</text:span></text:p>
      <text:p text:style-name="P23"/>
      <text:p text:style-name="P38"><text:span text:style-name="T7">&gt;&gt;&gt; Демонстрация, </text:span><text:span text:style-name="T7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2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7"/>
      <text:p text:style-name="P113">9/4 <text:s text:c="14"/>#=&gt;2 <text:s text:c="2"/>удивлены?</text:p>
      <text:p text:style-name="P113">9.0/4 <text:s text:c="11"/>#=&gt;2.25 <text:s text:c="2"/># floating p</text:p>
      <text:p text:style-name="P77">&gt;&gt;&gt; 9.to_f/4 <text:s text:c="10"/>#=&gt;2.25 <text:s text:c="2"/># более удобная альтернатива, вызвав у целого числа метод to_f, (to float)</text:p>
      <text:p text:style-name="P113">“oo” + “ps” <text:s text:c="6"/>#=&gt;”oops” <text:s/># конкатенация строк</text:p>
      <text:p text:style-name="P113">puts “hello, world!” <text:s/># печатает, но <text:span text:style-name="T1">возвращает</text:span> nil</text:p>
      <text:p text:style-name="P77"/>
      <text:p text:style-name="P77">&gt;&gt;&gt; a <text:s/>= puts “hello”</text:p>
      <text:p text:style-name="P77">&gt;&gt;&gt; a #=&gt; nil</text:p>
      <text:p text:style-name="P113">num = 6+3</text:p>
      <text:p text:style-name="P113">num += 2</text:p>
      <text:p text:style-name="P113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7">Полезные </text:span><text:span text:style-name="T7">утилиты – ri</text:span></text:p>
      <text:p text:style-name="P31"/>
      <text:p text:style-name="P38"><text:span text:style-name="T7">ri – (ruby informat</text:span><text:span text:style-name="T7">i</text:span><text:span text:style-name="T7">on) – </text:span><text:span text:style-name="T7">справочная </text:span><text:span text:style-name="T7">система руби (в консоли)</text:span></text:p>
      <text:p text:style-name="P23"/>
      <text:p text:style-name="P112">&gt;ri --help</text:p>
      <text:p text:style-name="P112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7">&gt;&gt;&gt; Объяснить, что они видят в следующем задании. </text:span><text:span text:style-name="T7">один и тот же метод определен в разных классах.</text:span></text:p>
      <text:p text:style-name="P7">&gt;&gt;&gt; <text:span text:style-name="T11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1">Имена </text:span><text:span text:style-name="T11">переменных и констант состоят из:</text:span></text:p>
      <text:list xml:id="list2044042908" text:style-name="L9">
        <text:list-item>
          <text:p text:style-name="P195">буквы</text:p>
        </text:list-item>
        <text:list-item>
          <text:p text:style-name="P195">цифры (не может быть первой)</text:p>
        </text:list-item>
        <text:list-item>
          <text:p text:style-name="P195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11">&gt;puts RUBY_VERSION</text:p>
      <text:p text:style-name="P81"/>
      <text:p text:style-name="P81">полезные константы: STDOUT, STDERR</text:p>
      <text:p text:style-name="P81"/>
      <text:p text:style-name="P81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1"><text:tab/></text:span><text:span text:style-name="T13">S</text:span><text:span text:style-name="T11">tring, Array</text:span><text:span text:style-name="T12">, Hash</text:span></text:p>
      <text:p text:style-name="P20"><text:tab/>Enumerable, Comparable</text:p>
      <text:p text:style-name="P2"><text:span text:style-name="T11"><text:tab/></text:span><text:span text:style-name="T13">M</text:span><text:span text:style-name="T11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5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1">Типы данных</text:p>
            <text:p text:style-name="P131">Операции:</text:p>
            <text:p text:style-name="P131"><text:s/>* интерполяция</text:p>
            <text:p text:style-name="P131"><text:s/>* regular expression matching</text:p>
            <text:p text:style-name="P131">управляющие структуры</text:p>
            <text:p text:style-name="P131"><text:s/>* if</text:p>
            <text:p text:style-name="P131"><text:s/>* while</text:p>
          </table:table-cell>
          <table:table-cell table:style-name="Таблица2.A1" office:value-type="string">
            <text:p text:style-name="P132">Занятие 3</text:p>
            <text:p text:style-name="P132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1192544747" text:style-name="L10">
        <text:list-item>
          <text:p text:style-name="P196">что такое irb и ri?</text:p>
        </text:list-item>
        <text:list-item>
          <text:p text:style-name="P196">в hello.upcase, как называется часть upcase (ответ: метод)</text:p>
        </text:list-item>
        <text:list-item>
          <text:p text:style-name="P196">какая разница между # и . перед названием метода при обращении в ri: например String#upcase и String.new</text:p>
        </text:list-item>
        <text:list-item>
          <text:p text:style-name="P196">Чем отличаются переменные от констант</text:p>
        </text:list-item>
        <text:list-item>
          <text:p text:style-name="P196">Как именуются переменные, каким регулярным выражением вы бы это описали. Ответ: [_a-z][A-Za-z_0-9]</text:p>
        </text:list-item>
        <text:list-item>
          <text:p text:style-name="P215"><text:span text:style-name="T9">Как именуются константы, опишите это регулярным выражением. </text:span><text:span text:style-name="T9">Ответ:</text:span><text:span text:style-name="T9"> [A-Z][A-Za-z_0-9]</text:span></text:p>
        </text:list-item>
        <text:list-item>
          <text:p text:style-name="P215"><text:span text:style-name="T9">Назовите константы, испол</text:span><text:span text:style-name="T9">ь</text:span><text:span text:style-name="T9">зу</text:span><text:span text:style-name="T9">я</text:span><text:span text:style-name="T9"> кот</text:span><text:span text:style-name="T9">о</text:span><text:span text:style-name="T9">рые можно вывести данные в пото</text:span><text:span text:style-name="T9">к</text:span><text:span text:style-name="T9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1286177461" text:style-name="L11">
        <text:list-item>
          <text:p text:style-name="P197">допустимые значения и свойства</text:p>
        </text:list-item>
        <text:list-item>
          <text:p text:style-name="P197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1383998430" text:style-name="L12">
        <text:list-item>
          <text:p text:style-name="P198">численные: Integer, Float, Fixnum (&lt;Integer), Bignum (&lt;Integer), Numeric</text:p>
        </text:list-item>
        <text:list-item>
          <text:p text:style-name="P198">строковые String</text:p>
        </text:list-item>
        <text:list-item>
          <text:p text:style-name="P198">логические (булевские = boolean): FalseClass, TrueClass</text:p>
        </text:list-item>
        <text:list-item>
          <text:p text:style-name="P203">File, IO, Symbol</text:p>
        </text:list-item>
        <text:list-item>
          <text:p text:style-name="P203">Array</text:p>
        </text:list-item>
        <text:list-item>
          <text:p text:style-name="P203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294263670" text:style-name="L13">
        <text:list-item>
          <text:p text:style-name="P199">Dictionary, PartOfSpeechDictionary</text:p>
        </text:list-item>
        <text:list-item>
          <text:p text:style-name="P199">Sentence</text:p>
        </text:list-item>
        <text:list-item>
          <text:p text:style-name="P199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762580059" text:style-name="L14">
        <text:list-item>
          <text:p text:style-name="P200">динамическая типизация (shell, awk, ruby, python,...) /dynamically typed language/</text:p>
        </text:list-item>
        <text:list-item>
          <text:p text:style-name="P200">статическая типизация (С, Java)</text:p>
        </text:list-item>
      </text:list>
      <text:p text:style-name="P20"/>
      <text:p text:style-name="P20">При статической типизации</text:p>
      <text:list xml:id="list2142518618" text:style-name="L15">
        <text:list-item>
          <text:p text:style-name="P201">тип переменной задается сразу</text:p>
          <text:p text:style-name="P232">пример в C: int a = 20</text:p>
        </text:list-item>
        <text:list-item>
          <text:p text:style-name="P201">тип переменной нельзя изменить в процессе работы</text:p>
        </text:list-item>
      </text:list>
      <text:p text:style-name="P126">пример: a = “now this is a string” </text:p>
      <text:list xml:id="list312110701" text:continue-numbering="true" text:style-name="L15">
        <text:list-header>
          <text:p text:style-name="P231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1555305653" text:style-name="L16">
        <text:list-item>
          <text:list>
            <text:list-item>
              <text:p text:style-name="P202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11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8">Здесь слайд 30: if-elsif-elsif-elsif-else-end</text:p>
      <text:p text:style-name="P78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5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20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5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8">expression-that-is-</text:span><text:span text:style-name="T16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9">i=0, j=0 </text:p>
      <text:p text:style-name="P119">i=1, j=1 </text:p>
      <text:p text:style-name="P119">i=2, j=3 </text:p>
      <text:p text:style-name="P41">&gt;&gt;&gt; Почему цикл не пошел на следующую итерацию?</text:p>
      <text:p text:style-name="P119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8"/>
          </table:table-cell>
          <table:table-cell table:style-name="Table37.A2" office:value-type="string">
            <text:p text:style-name="P128"/>
          </table:table-cell>
          <table:table-cell table:style-name="Table37.A2" office:value-type="string">
            <text:p text:style-name="P128"/>
          </table:table-cell>
          <table:table-cell table:style-name="Table37.D2" office:value-type="string">
            <text:p text:style-name="P128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20">String#chomp String#chomp!</text:p>
      <text:p text:style-name="P120">String#chop <text:s text:c="3"/>String#chop!</text:p>
      <text:p text:style-name="P120">String#strip <text:s text:c="4"/>String#strip!</text:p>
      <text:p text:style-name="P75"/>
      <text:p text:style-name="P79">Задание test_numbers.rb</text:p>
      <text:p text:style-name="P79"/>
      <text:p text:style-name="P75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8">line = </text:span><text:span text:style-name="T18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5"/>
      <text:p text:style-name="P75"/>
      <text:p text:style-name="P23"/>
      <text:p text:style-name="P1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1">Решение задач</text:p>
          </table:table-cell>
          <table:table-cell table:style-name="Table2.A1" office:value-type="string">
            <text:p text:style-name="P132">Занятие 4</text:p>
            <text:p text:style-name="P132">(60 мин)</text:p>
          </table:table-cell>
        </table:table-row>
      </table:table>
      <text:p text:style-name="P23"/>
      <text:p text:style-name="P23">Вопросы:</text:p>
      <text:p text:style-name="P23"/>
      <text:list xml:id="list1746389475" text:style-name="L17">
        <text:list-item>
          <text:p text:style-name="P204">На что влияет тип данных?</text:p>
        </text:list-item>
        <text:list-item>
          <text:p text:style-name="P204">Как Руби знает, к какому типу относится тот или иной программный объект?</text:p>
        </text:list-item>
      </text:list>
      <text:list xml:id="list605782661" text:style-name="L18">
        <text:list-item>
          <text:p text:style-name="P233">В двойных/одинарных кавычках это … ? – String</text:p>
        </text:list-item>
        <text:list-item>
          <text:p text:style-name="P233">В квадратных скобках это … ? – Array</text:p>
        </text:list-item>
        <text:list-item>
          <text:p text:style-name="P233">В фигурный скобках это ... ? -- Hash</text:p>
        </text:list-item>
        <text:list-item>
          <text:p text:style-name="P233">Как задать диапазон? – .. или ...</text:p>
        </text:list-item>
      </text:list>
      <text:list xml:id="list579604604" text:continue-list="list1746389475" text:style-name="L17">
        <text:list-item>
          <text:p text:style-name="P204">Можно ли изменить тип переменной в программе?</text:p>
        </text:list-item>
        <text:list-item>
          <text:p text:style-name="P204">Назовите некоторые методы, которые преобразуют объект к другому типу? – (to_s, to_i, to_f, to_a)</text:p>
        </text:list-item>
        <text:list-item>
          <text:p text:style-name="P204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04">Что такое интерполяция и где ее использовать?</text:p>
        </text:list-item>
        <text:list-item>
          <text:p text:style-name="P204">Почему оператор условия if называется оператором ветвления?</text:p>
        </text:list-item>
        <text:list-item>
          <text:p text:style-name="P204">Сколько веток и какие могут быть в if?</text:p>
        </text:list-item>
        <text:list-item>
          <text:p text:style-name="P204">Имеет ли значение порядок ветвей в if?</text:p>
        </text:list-item>
        <text:list-item>
          <text:p text:style-name="P204">Назовите операторы сравнения: </text:p>
        </text:list-item>
      </text:list>
      <text:list xml:id="list763443461" text:style-name="L19">
        <text:list-item>
          <text:p text:style-name="P234">ответ: &lt; &gt; == !=</text:p>
        </text:list-item>
      </text:list>
      <text:list xml:id="list1987737211" text:continue-list="list579604604" text:style-name="L17">
        <text:list-item>
          <text:p text:style-name="P204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04">Почему то, что возвращает оператор =~ , можно использовать в условии?</text:p>
        </text:list-item>
        <text:list-item>
          <text:p text:style-name="P204">Что у руби является true и что false?</text:p>
        </text:list-item>
        <text:list-item>
          <text:p text:style-name="P204">Зачем нужны циклы?</text:p>
        </text:list-item>
        <text:list-item>
          <text:p text:style-name="P204">При каком условии выполняется тело цикла while? Сколько раз он выполняется?</text:p>
        </text:list-item>
        <text:list-item>
          <text:p text:style-name="P204">Когда заканчивается цикл while?</text:p>
        </text:list-item>
        <text:list-item>
          <text:p text:style-name="P204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2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8"/>
          </table:table-cell>
          <table:covered-table-cell/>
          <table:table-cell table:style-name="Table3.A1" table:number-columns-spanned="2" office:value-type="string">
            <text:p text:style-name="P129">Gold corpus</text:p>
          </table:table-cell>
          <table:covered-table-cell/>
          <table:table-cell table:style-name="Table3.E1" office:value-type="string">
            <text:p text:style-name="P129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9">True (<text:span text:style-name="T22">NP</text:span>)</text:p>
          </table:table-cell>
          <table:table-cell table:style-name="Table3.C2" office:value-type="string">
            <text:p text:style-name="P129">False (<text:span text:style-name="T22">non-NP</text:span>)</text:p>
          </table:table-cell>
          <table:table-cell table:style-name="Table3.E2" office:value-type="string">
            <text:p text:style-name="P128"/>
          </table:table-cell>
        </table:table-row>
        <table:table-row>
          <table:table-cell table:style-name="Table3.C2" table:number-rows-spanned="2" office:value-type="string">
            <text:p text:style-name="P128">Auto</text:p>
          </table:table-cell>
          <table:table-cell table:style-name="Table3.C2" office:value-type="string">
            <text:p text:style-name="P128">Positive (<text:span text:style-name="T20">NP</text:span>)</text:p>
          </table:table-cell>
          <table:table-cell table:style-name="Table3.C2" office:value-type="string">
            <text:p text:style-name="P128">tp: <text:span text:style-name="T20">NP</text:span> = <text:span text:style-name="T22">NP</text:span></text:p>
          </table:table-cell>
          <table:table-cell table:style-name="Table3.C2" office:value-type="string">
            <text:p text:style-name="P128">fp: <text:span text:style-name="T20">NP</text:span> != <text:span text:style-name="T22">non-NP</text:span></text:p>
          </table:table-cell>
          <table:table-cell table:style-name="Table3.E2" office:value-type="string">
            <text:p text:style-name="P128">--&gt; precision</text:p>
          </table:table-cell>
        </table:table-row>
        <table:table-row>
          <table:covered-table-cell/>
          <table:table-cell table:style-name="Table3.C2" office:value-type="string">
            <text:p text:style-name="P128">Negative (<text:span text:style-name="T20">non-NP</text:span>)</text:p>
          </table:table-cell>
          <table:table-cell table:style-name="Table3.C2" office:value-type="string">
            <text:p text:style-name="P128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28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28"/>
          </table:table-cell>
        </table:table-row>
        <table:table-row>
          <table:table-cell table:style-name="Table3.C2" office:value-type="string">
            <text:p text:style-name="P128"/>
          </table:table-cell>
          <table:table-cell table:style-name="Table3.C2" office:value-type="string">
            <text:p text:style-name="P128"/>
          </table:table-cell>
          <table:table-cell table:style-name="Table3.C2" office:value-type="string">
            <text:p text:style-name="P128">--&gt; recall</text:p>
          </table:table-cell>
          <table:table-cell table:style-name="Table3.C2" office:value-type="string">
            <text:p text:style-name="P128"/>
          </table:table-cell>
          <table:table-cell table:style-name="Table3.E2" office:value-type="string">
            <text:p text:style-name="P128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9">Сравнение</text:p>
          </table:table-cell>
          <table:table-cell table:style-name="Table4.A1" office:value-type="string">
            <text:p text:style-name="P129">Gold</text:p>
          </table:table-cell>
          <table:table-cell table:style-name="Table4.A1" office:value-type="string">
            <text:p text:style-name="P129">Auto</text:p>
          </table:table-cell>
          <table:table-cell table:style-name="Table4.D1" office:value-type="string">
            <text:p text:style-name="P129">Класс</text:p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3">
            <text:p text:style-name="P128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8"/>
          </table:table-cell>
        </table:table-row>
      </table:table>
      <text:p text:style-name="P23"/>
      <text:p text:style-name="P112">Accuracy: (tp + tn) / (tp + tn + fp + fn)</text:p>
      <text:p text:style-name="P112"/>
      <text:p text:style-name="P112"/>
      <text:p text:style-name="P112">Precision: tp / (tp + fp)</text:p>
      <text:p text:style-name="P112"/>
      <text:p text:style-name="P112">Recall: tp / (tp + fn)</text:p>
      <text:p text:style-name="P75"/>
      <text:p text:style-name="P99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5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1">Решение задач</text:p>
            <text:p text:style-name="P131">lesson.04/precision</text:p>
            <text:p text:style-name="P131">lesson.04.tasks/task.{02,03}</text:p>
          </table:table-cell>
          <table:table-cell table:style-name="Table5.A1" office:value-type="string">
            <text:p text:style-name="P132">Занятие 6</text:p>
            <text:p text:style-name="P132">(60 мин)</text:p>
          </table:table-cell>
        </table:table-row>
      </table:table>
      <text:p text:style-name="P23"/>
      <text:p text:style-name="P23">Раздаточный материал:</text:p>
      <text:list xml:id="list387364762" text:style-name="L20">
        <text:list-item>
          <text:p text:style-name="P205">lesson.06.tar.bz2</text:p>
        </text:list-item>
        <text:list-item>
          <text:p text:style-name="P205"/>
        </text:list-item>
        <text:list-item>
          <text:p text:style-name="P205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1">Разбор заданий</text:p>
            <text:p text:style-name="P131">Массивы</text:p>
            <text:p text:style-name="P131"/>
          </table:table-cell>
          <table:table-cell table:style-name="Table6.A1" office:value-type="string">
            <text:p text:style-name="P132">Занятие 7</text:p>
            <text:p text:style-name="P132"/>
          </table:table-cell>
        </table:table-row>
      </table:table>
      <text:p text:style-name="P23"/>
      <text:p text:style-name="P32">Раздаточный материал</text:p>
      <text:p text:style-name="P32"/>
      <text:list xml:id="list1475675108" text:style-name="L21">
        <text:list-item>
          <text:p text:style-name="P211">lesson.07.tar.bz2</text:p>
        </text:list-item>
        <text:list-item>
          <text:p text:style-name="P213">dictester.all.tar.bz2 (дапм всего DicTester --all)</text:p>
        </text:list-item>
        <text:list-item>
          <text:p text:style-name="P213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2118564612" text:style-name="L22">
        <text:list-item>
          <text:p text:style-name="P206">правильное VBD заканчиватся на ED: confuse -&gt; confused</text:p>
        </text:list-item>
        <text:list-item>
          <text:p text:style-name="P206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2">Verbs (VB) in dictionary: 11785 </text:p>
      <text:p text:style-name="P112">Regular/irregular VBD: 8948/280 (= 9228 в сумме)</text:p>
      <text:p text:style-name="P23"/>
      <text:p text:style-name="P23">Если есть отличия,</text:p>
      <text:list xml:id="list1758934726" text:style-name="L23">
        <text:list-item>
          <text:p text:style-name="P207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3">p.55 и lesson.14 в старом курсе, можно взять без изменений</text:p>
      <text:p text:style-name="P153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2">letters = [“a”, “b”, “c”, “d”, “e”]</text:p>
      <text:p text:style-name="P122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8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8">ключ/индекс</text:p>
          </table:table-cell>
          <table:table-cell table:style-name="Table27.B2" office:value-type="string">
            <text:p text:style-name="P128">значение</text:p>
          </table:table-cell>
        </table:table-row>
        <table:table-row>
          <table:table-cell table:style-name="Table27.A3" office:value-type="float" office:value="0">
            <text:p text:style-name="P128">0</text:p>
          </table:table-cell>
          <table:table-cell table:style-name="Table27.B2" office:value-type="string">
            <text:p text:style-name="P128">“a”</text:p>
          </table:table-cell>
        </table:table-row>
        <table:table-row>
          <table:table-cell table:style-name="Table27.A3" office:value-type="float" office:value="1">
            <text:p text:style-name="P128">1</text:p>
          </table:table-cell>
          <table:table-cell table:style-name="Table27.B2" office:value-type="string">
            <text:p text:style-name="P128">“b”</text:p>
          </table:table-cell>
        </table:table-row>
        <table:table-row>
          <table:table-cell table:style-name="Table27.A3" office:value-type="float" office:value="2">
            <text:p text:style-name="P128">2</text:p>
          </table:table-cell>
          <table:table-cell table:style-name="Table27.B2" office:value-type="string">
            <text:p text:style-name="P128">“c”</text:p>
          </table:table-cell>
        </table:table-row>
        <table:table-row>
          <table:table-cell table:style-name="Table27.A3" office:value-type="float" office:value="3">
            <text:p text:style-name="P128">3</text:p>
          </table:table-cell>
          <table:table-cell table:style-name="Table27.B2" office:value-type="string">
            <text:p text:style-name="P128">“d”</text:p>
          </table:table-cell>
        </table:table-row>
        <text:soft-page-break/>
        <table:table-row>
          <table:table-cell table:style-name="Table27.A3" office:value-type="float" office:value="4">
            <text:p text:style-name="P128">4</text:p>
          </table:table-cell>
          <table:table-cell table:style-name="Table27.B2" office:value-type="string">
            <text:p text:style-name="P128">“e”</text:p>
          </table:table-cell>
        </table:table-row>
        <table:table-row>
          <table:table-cell table:style-name="Table27.A3" office:value-type="float" office:value="5">
            <text:p text:style-name="P128">5</text:p>
          </table:table-cell>
          <table:table-cell table:style-name="Table27.B2" office:value-type="string">
            <text:p text:style-name="P128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2">letters[0] #=&gt; “a”</text:p>
      <text:p text:style-name="P122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2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2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22">letters = %w{a b c d e}</text:p>
      <text:p text:style-name="P122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2">letters = Array.new <text:s text:c="2"/># синоним letters = []</text:p>
      <text:p text:style-name="P122"/>
      <text:p text:style-name="P60">Здесь .new это название метода, создающего новый экземпляр массива. Этот метод называется <text:span text:style-name="T17">конструктором</text:span>.</text:p>
      <text:p text:style-name="P60"/>
      <text:p text:style-name="P60">Добавление элемента в конец массива</text:p>
      <text:p text:style-name="P60"/>
      <text:p text:style-name="P122">letters &lt;&lt; “a”</text:p>
      <text:p text:style-name="P122">letters &lt;&lt; “a” &lt;&lt; “b” &lt;&lt; “c”</text:p>
      <text:p text:style-name="P60"/>
      <text:p text:style-name="P60">синонимы</text:p>
      <text:p text:style-name="P122"/>
      <text:p text:style-name="P122">letters.push “k”</text:p>
      <text:p text:style-name="P122">letters.push(“k”, “l”, “m”)</text:p>
      <text:p text:style-name="P122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100"/>
      <text:p text:style-name="P60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7"><text:tab/>letters[1..3] = [1,2] <text:s text:c="2"/>=&gt;<text:span text:style-name="T25"> ["a", 1, 2, "e", "f", "g", "h"]</text:span></text:p>
      <text:p text:style-name="P88"/>
      <text:p text:style-name="P88">Вопрос: Какой вид будет иметь массив после следующих действий?</text:p>
      <text:p text:style-name="P88"/>
      <text:p text:style-name="P88">numbers = (0...10).to_a <text:s text:c="28"/>=&gt; [0, 1, 2, 3, 4, 5, 6, 7, 8, 9]</text:p>
      <text:p text:style-name="P88">numbers[2..4] = [[2, 'dos'], [3, 'tres']]</text:p>
      <text:p text:style-name="P88">numbers <text:s text:c="51"/>=&gt; [0, 1, [2, "dos"], [3, "tres"], 5, 6, 7, 8, 9]</text:p>
      <text:p text:style-name="P7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1">Решение задач</text:p>
            <text:p text:style-name="P131"/>
          </table:table-cell>
          <table:table-cell table:style-name="Table7.A1" office:value-type="string">
            <text:p text:style-name="P132">Занятие 8</text:p>
            <text:p text:style-name="P132">(90 минут)</text:p>
          </table:table-cell>
        </table:table-row>
      </table:table>
      <text:p text:style-name="P162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2064887530" text:style-name="L24">
        <text:list-item>
          <text:p text:style-name="P208">lesson.08.tar.bz2</text:p>
        </text:list-item>
        <text:list-item>
          <text:p text:style-name="P208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512357537" text:style-name="L25">
        <text:list-item>
          <text:p text:style-name="P212">Что есть массив и в чем его отличие от просто переменной?</text:p>
        </text:list-item>
        <text:list-item>
          <text:p text:style-name="P212">Как объявить массив? Зачем объявлять массив?</text:p>
        </text:list-item>
        <text:list-item>
          <text:p text:style-name="P212">Как создать массив? Как создать массив строк?</text:p>
        </text:list-item>
        <text:list-item>
          <text:p text:style-name="P212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12">Как получить содержимое какой-то ячейки массива? И как положить значение в ячейку?</text:p>
        </text:list-item>
        <text:list-item>
          <text:p text:style-name="P212">Можно ли получать или назначать значения сразу нескольким элементам массива?</text:p>
        </text:list-item>
        <text:list-item>
          <text:p text:style-name="P212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12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12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1">Итераторы (в массивах)</text:p>
            <text:p text:style-name="P131">Цикл for</text:p>
            <text:p text:style-name="P131">Другие методы массивов</text:p>
          </table:table-cell>
          <table:table-cell table:style-name="Table8.A1" office:value-type="string">
            <text:p text:style-name="P132">Занятие 9</text:p>
            <text:p text:style-name="P132">(90 минут)</text:p>
          </table:table-cell>
        </table:table-row>
      </table:table>
      <text:p text:style-name="P75"/>
      <text:p text:style-name="P36">Раздаточный материал</text:p>
      <text:p text:style-name="P36"/>
      <text:list xml:id="list892863987" text:style-name="L26">
        <text:list-item>
          <text:p text:style-name="P209">lesson.09.tar.bz2</text:p>
        </text:list-item>
        <text:list-item>
          <text:p text:style-name="P209">колода карт (для объяснения итераторов)</text:p>
        </text:list-item>
      </text:list>
      <text:p text:style-name="P75"/>
      <text:p text:style-name="P80">Вопросы</text:p>
      <text:p text:style-name="P80"/>
      <text:list xml:id="list1447057595" text:style-name="L27">
        <text:list-item>
          <text:p text:style-name="P210">Сколько времени в неделю вы тратить на rufsl (ДЗ, повторение слайдов).</text:p>
        </text:list-item>
      </text:list>
      <text:p text:style-name="P76"/>
      <text:p text:style-name="P55">Итераторы</text:p>
      <text:p text:style-name="P40"/>
      <text:p text:style-name="P88">Объяснение работы итераторов на примере карт</text:p>
      <text:p text:style-name="P88"><text:tab/>два человека</text:p>
      <text:p text:style-name="P88"><text:tab/>один - итератор each</text:p>
      <text:p text:style-name="P88"><text:tab/>другой - блок</text:p>
      <text:p text:style-name="P88"><text:tab/>первый - выдает одну карту</text:p>
      <text:p text:style-name="P88"><text:tab/>другой - что-то с ней делает: красные налево, черные направо</text:p>
      <text:p text:style-name="P88"><text:tab/>первый - выдает другую карту</text:p>
      <text:p text:style-name="P88"><text:tab/>другой - ….</text:p>
      <text:p text:style-name="P88"/>
      <text:p text:style-name="P88">То есть, управление поочередно передается от одного метода к другому.</text:p>
      <text:p text:style-name="P88"/>
      <text:p text:style-name="P88">Разобрать итераторы</text:p>
      <text:p text:style-name="P88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2">52 words of length 1 </text:p>
      <text:p text:style-name="P122">183 words of length 2 </text:p>
      <text:p text:style-name="P122">838 words of length 3 </text:p>
      <text:p text:style-name="P122"/>
      <text:p text:style-name="P60">ответ: word_lengths/word_lengths_1.rb</text:p>
      <text:p text:style-name="P60"/>
      <text:p text:style-name="P60">!!! <text:span text:style-name="T1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26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1713959939" text:style-name="L28">
        <text:list-item>
          <text:p text:style-name="P177">метод Kernel#load</text:p>
        </text:list-item>
        <text:list-item>
          <text:p text:style-name="P177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17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18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1">Разбор заданий</text:p>
            <text:p text:style-name="P131">Array#map</text:p>
            <text:p text:style-name="P131"/>
          </table:table-cell>
          <table:table-cell table:style-name="Table9.A1" office:value-type="string">
            <text:p text:style-name="P132">Занятие 10</text:p>
            <text:p text:style-name="P132">(90 минут)</text:p>
          </table:table-cell>
        </table:table-row>
      </table:table>
      <text:p text:style-name="P60"/>
      <text:p text:style-name="P133">Раздаточный материал</text:p>
      <text:p text:style-name="P133"/>
      <text:list xml:id="list1692804987" text:style-name="L29">
        <text:list-item>
          <text:p text:style-name="P163">lesson.10.tar.bz2</text:p>
        </text:list-item>
      </text:list>
      <text:p text:style-name="P131"/>
      <text:p text:style-name="P133">Вопросы</text:p>
      <text:p text:style-name="P133"/>
      <text:list xml:id="list788530989" text:style-name="L30">
        <text:list-item>
          <text:p text:style-name="P166">Сколько времени ушло на ДЗ на этой неделе?</text:p>
        </text:list-item>
        <text:list-item>
          <text:p text:style-name="P166">Просмотрели ли презентацию до конца и есть ли вопросы? Что стоит рассмотреть сейчас?</text:p>
        </text:list-item>
        <text:list-item>
          <text:p text:style-name="P166">Что общего в методах, имена которых оканчиваются на знак вопроса?</text:p>
        </text:list-item>
        <text:list-item>
          <text:p text:style-name="P166">О чем говорит знак ! в имени метода?</text:p>
        </text:list-item>
        <text:list-item>
          <text:p text:style-name="P166">Все ли методы, оканчивающиеся на ! изменяют объект, к которому применяются?</text:p>
        </text:list-item>
        <text:list-item>
          <text:p text:style-name="P166">Назовите какие-нибудь методы объектов класса Array? И что они делают?</text:p>
        </text:list-item>
        <text:list-item>
          <text:p text:style-name="P166">Как преобразовать массив к строке (например, чтобы вывести его на печать)? -- to_s и join</text:p>
        </text:list-item>
      </text:list>
      <text:p text:style-name="P131"/>
      <text:p text:style-name="P131"/>
      <text:p text:style-name="P134">Разбор задания word_lengths_1.rb</text:p>
      <text:p text:style-name="P134"/>
      <text:p text:style-name="P136">см. lesson.10/word_lengths/</text:p>
      <text:p text:style-name="P136"/>
      <text:p text:style-name="P135">Результаты могут отличаться в зависимости от того, в какой кодировке приходит текст и как руби распознает эту кодировку.</text:p>
      <text:p text:style-name="P135"/>
      <text:p text:style-name="P135">кодировка файла data/words.txt UTF-8</text:p>
      <text:p text:style-name="P135"/>
      <text:list xml:id="list1137751564" text:style-name="L31">
        <text:list-item>
          <text:p text:style-name="P167">lengths.with_cp1252 - <text:s/>длины вычислены неправильно</text:p>
        </text:list-item>
        <text:list-item>
          <text:p text:style-name="P167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5"/>
      <text:p text:style-name="P134">Разбор задания word_lengths_2.rb</text:p>
      <text:p text:style-name="P134"/>
      <text:p text:style-name="P142">Нарисовать красивую картинку, показывающую структуру данных</text:p>
      <text:p text:style-name="P142"/>
      <text:p text:style-name="P131">Обращение к элементу вложенного массива</text:p>
      <text:p text:style-name="P131"><text:tab/>lengths[i][j]</text:p>
      <text:p text:style-name="P131"/>
      <text:p text:style-name="P134">Разбор задания extract_nth_sentence.rb</text:p>
      <text:p text:style-name="P134"/>
      <text:p text:style-name="P136">Вопросы:</text:p>
      <text:list xml:id="list272495775" text:style-name="L32">
        <text:list-item>
          <text:p text:style-name="P169">Как определить каждое 10е предложение в тексте?</text:p>
        </text:list-item>
        <text:list-item>
          <text:p text:style-name="P169">Нужно ли накапливать предложения?</text:p>
        </text:list-item>
      </text:list>
      <text:p text:style-name="P136"/>
      <text:p text:style-name="P136">Что если использовать остаток от деления? Будет ли тот же результат?</text:p>
      <text:p text:style-name="P136"/>
      <text:p text:style-name="P136"><text:soft-page-break/><text:tab/>c_in % 10 == 0</text:p>
      <text:p text:style-name="P131"/>
      <text:p text:style-name="P131">&gt;&gt;&gt; могут быть отличия из-за 0 % 10 =&gt; 0</text:p>
      <text:p text:style-name="P131"/>
      <text:p text:style-name="P131">показать скрипт extract_nth_sentence_with_options.rb</text:p>
      <text:list xml:id="list354746780" text:style-name="L33">
        <text:list-item>
          <text:p text:style-name="P164">глобальная переменная @nth</text:p>
        </text:list-item>
        <text:list-item>
          <text:p text:style-name="P164">внешняя библиотека optparse</text:p>
        </text:list-item>
        <text:list-item>
          <text:p text:style-name="P164">опция --help</text:p>
        </text:list-item>
        <text:list-item>
          <text:p text:style-name="P164">опция --each-nth=NUMBER</text:p>
        </text:list-item>
      </text:list>
      <text:p text:style-name="P131"/>
      <text:p text:style-name="P134">Разобрать непонятные слайды</text:p>
      <text:p text:style-name="P134"/>
      <text:p text:style-name="P131">Те слайды, которые были даны на самостоятельное изучение.</text:p>
      <text:p text:style-name="P131"/>
      <text:p text:style-name="P134">Отображение множества</text:p>
      <text:p text:style-name="P134"/>
      <text:p text:style-name="P137">Картинка 1: два множества, слева символы в нижнем регистре, справа - в верхнем</text:p>
      <text:p text:style-name="P138"/>
      <text:p text:style-name="P138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7">Картинка 2: два множества, слева слова, справа - длины слов (есть повторы)</text:p>
      <text:p text:style-name="P137"/>
      <text:p text:style-name="P138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101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6"/>
      <text:list xml:id="list1602084034" text:style-name="L34">
        <text:list-item>
          <text:p text:style-name="P235">map <text:s text:c="5"/><text:span text:style-name="T27">map!</text:span></text:p>
        </text:list-item>
        <text:list-item>
          <text:p text:style-name="P235">collect <text:s text:c="2"/><text:span text:style-name="T27">collect!</text:span></text:p>
        </text:list-item>
      </text:list>
      <text:p text:style-name="P157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7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3"><text:soft-page-break/>[“1”, “uno”, “234”, “dos”].map do |el|</text:p>
      <text:p text:style-name="P143"><text:s text:c="4"/>if el =~ /^\d+$/</text:p>
      <text:p text:style-name="P143"><text:s text:c="6"/>el.to_i</text:p>
      <text:p text:style-name="P143"><text:s text:c="4"/>else</text:p>
      <text:p text:style-name="P143"><text:s text:c="6"/>el.upcase</text:p>
      <text:p text:style-name="P143"><text:s text:c="4"/>end</text:p>
      <text:p text:style-name="P143"><text:s text:c="3"/>“HELLO” <text:s/># что произойдет, если добавить эту строку?</text:p>
      <text:p text:style-name="P143">end</text:p>
      <text:p text:style-name="P142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2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8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4"/>
      <text:p text:style-name="P155"/>
      <text:p text:style-name="P158">Задания на Array#map</text:p>
      <text:p text:style-name="P158"/>
      <text:p text:style-name="P160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9"/>
      <text:p text:style-name="P160"><text:tab/>не используя String#gsub на всем предложении</text:p>
      <text:p text:style-name="P155"><text:tab/>можно использовать String#match, Array#index, Array#split, String#gsub</text:p>
      <text:p text:style-name="P155"/>
      <text:p text:style-name="P155"><text:tab/>Что есть в тексте есть фразы as_ well_RB ?</text:p>
      <text:p text:style-name="P155"/>
      <text:p text:style-name="P155">ответ: lesson.10/untag.rb</text:p>
      <text:p text:style-name="P155"/>
      <text:p text:style-name="P155"><text:span text:style-name="T26">Домашнее</text:span><text:span text:style-name="T18"> </text:span>Задание: Даны теггированные релейшны SAO. Необходимо их вывести без тегов.</text:p>
      <text:p text:style-name="P131"/>
      <text:p text:style-name="P131"><text:tab/>? совпадает ли количество полей в SAO до и после?</text:p>
      <text:p text:style-name="P131"><text:tab/>!!! хитрость в том. что split удаляет разделители в конце.</text:p>
      <text:p text:style-name="P131"/>
      <text:p text:style-name="P13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1">Разбор заданий</text:p>
            <text:p text:style-name="P131">Array#all? , Array#any?</text:p>
            <text:p text:style-name="P131">Array#find, Array#select</text:p>
            <text:p text:style-name="P131">Array#sort, Array#sort_by</text:p>
          </table:table-cell>
          <table:table-cell table:style-name="Table10.A1" office:value-type="string">
            <text:p text:style-name="P132">Занятие 11</text:p>
            <text:p text:style-name="P132">(90 минут)</text:p>
          </table:table-cell>
        </table:table-row>
      </table:table>
      <text:p text:style-name="P60"/>
      <text:p text:style-name="P133">Раздаточный материал</text:p>
      <text:p text:style-name="P133"/>
      <text:list xml:id="list1102614810" text:continue-list="list1692804987" text:style-name="L29">
        <text:list-item>
          <text:p text:style-name="P163">lesson.11.tar.bz2</text:p>
        </text:list-item>
      </text:list>
      <text:p text:style-name="P131"/>
      <text:p text:style-name="P133">Вопросы</text:p>
      <text:p text:style-name="P133"/>
      <text:list xml:id="list1342953307" text:style-name="L35">
        <text:list-item>
          <text:p text:style-name="P168">Сколько времени ушло на ДЗ на этой неделе?</text:p>
        </text:list-item>
        <text:list-item>
          <text:p text:style-name="P168">Для чего предназначен Array#map?</text:p>
        </text:list-item>
        <text:list-item>
          <text:p text:style-name="P168">Есть ли парный опасный метод Array#map! ?</text:p>
        </text:list-item>
        <text:list-item>
          <text:p text:style-name="P168">Чем отличается Array#values_at от Array#slice (Array#[]) ?</text:p>
        </text:list-item>
      </text:list>
      <text:p text:style-name="P135"/>
      <text:p text:style-name="P139">Краткий разбор задания extract_random_subcorpus.2.rb</text:p>
      <text:p text:style-name="P139"/>
      <text:p text:style-name="P135">lesson.10/subcorpus/extract_random_subcorpus.2.rb</text:p>
      <text:p text:style-name="P135"/>
      <text:p text:style-name="P135">нарисовать структуры данных и показать, как одно работает через другое.</text:p>
      <text:p text:style-name="P135"/>
      <text:p text:style-name="P140">Квантор всеобщности и квантор существования?</text:p>
      <text:p text:style-name="P142"/>
      <text:p text:style-name="P143">Array#include? = Array#member?</text:p>
      <text:p text:style-name="P143"/>
      <text:p text:style-name="P143">pets = %w{ bat dog cat cow wombat }</text:p>
      <text:p text:style-name="P143">pets.include?('dog') #=&gt; true</text:p>
      <text:p text:style-name="P143"/>
      <text:p text:style-name="P143">Array#all? – позволяет проверить, что все элементы удовлетворяют некоторому условию.</text:p>
      <text:p text:style-name="P143"/>
      <text:p text:style-name="P143">Например, все ли слова содержат букву “a”</text:p>
      <text:p text:style-name="P143"/>
      <text:p text:style-name="P143">pets.all? {|pet|</text:p>
      <text:p text:style-name="P143"><text:tab/>pet =~ /a/</text:p>
      <text:p text:style-name="P143">}</text:p>
      <text:p text:style-name="P143"/>
      <text:p text:style-name="P143">#=&gt; false</text:p>
      <text:p text:style-name="P143"/>
      <text:p text:style-name="P143">Вопрос: Каким будет результат следующей операции?</text:p>
      <text:p text:style-name="P143"/>
      <text:p text:style-name="P143">pets.all? {|pet|</text:p>
      <text:p text:style-name="P143"><text:tab/>pet =~ /[ieaou]/</text:p>
      <text:p text:style-name="P143">}</text:p>
      <text:p text:style-name="P143"/>
      <text:p text:style-name="P143">#=&gt; true.</text:p>
      <text:p text:style-name="P143"/>
      <text:p text:style-name="P143"><text:s/></text:p>
      <text:p text:style-name="P143">Array#any? – проверяет, есть ли <text:span text:style-name="T1">хотя бы один</text:span> элемент, удовлетворяющий данному условию.</text:p>
      <text:p text:style-name="P143"/>
      <text:p text:style-name="P143"><text:soft-page-break/>tags = [“NN”, “VBG”, “JJing”]</text:p>
      <text:p text:style-name="P143"/>
      <text:p text:style-name="P143">Надо выполнить что-либо, если у слова есть глагольные теги.</text:p>
      <text:p text:style-name="P143"/>
      <text:p text:style-name="P143">плохо</text:p>
      <text:p text:style-name="P143"/>
      <text:p text:style-name="P143">if tags.include?(“VB”) || tags.include?(“VBZ”)</text:p>
      <text:p text:style-name="P143"><text:s text:c="3"/>|| tags.include?(“VBD”) || tags.include?(“VBN”)</text:p>
      <text:p text:style-name="P143"><text:s text:c="3"/>|| tags.include?(“VBG”)</text:p>
      <text:p text:style-name="P143">then</text:p>
      <text:p text:style-name="P143"><text:s text:c="3"/># do smthing</text:p>
      <text:p text:style-name="P143">end</text:p>
      <text:p text:style-name="P143"/>
      <text:p text:style-name="P143">лучше, но все еще не очень хорошо: громоздко</text:p>
      <text:p text:style-name="P143"/>
      <text:p text:style-name="P143">tags.each do |tag|</text:p>
      <text:p text:style-name="P143"><text:tab/>if tag =~ /^V/</text:p>
      <text:p text:style-name="P143"><text:tab/><text:tab/># do smthing</text:p>
      <text:p text:style-name="P143"><text:tab/><text:tab/># ...</text:p>
      <text:p text:style-name="P143"><text:tab/><text:tab/>break <text:s/># Вопрос: зачем здесь break?</text:p>
      <text:p text:style-name="P143"><text:tab/>end</text:p>
      <text:p text:style-name="P143">end</text:p>
      <text:p text:style-name="P143"/>
      <text:p text:style-name="P143">правильно</text:p>
      <text:p text:style-name="P143"/>
      <text:p text:style-name="P143">if tags.any? { |tag| tag =~ /^V/ }</text:p>
      <text:p text:style-name="P143"><text:s text:c="4"/># do something</text:p>
      <text:p text:style-name="P143">end </text:p>
      <text:p text:style-name="P143"/>
      <text:p text:style-name="P143">Другие способы проверить наличие элемента в массиве</text:p>
      <text:p text:style-name="P143"/>
      <text:p text:style-name="P143">pets = %w{ bat dog cat cow wombat }</text:p>
      <text:p text:style-name="P143"/>
      <text:p text:style-name="P143">Объясните, почему это работает?</text:p>
      <text:p text:style-name="P143"/>
      <text:p text:style-name="P143">if pets.index('bat')</text:p>
      <text:p text:style-name="P143"><text:s text:c="4"/># мы здесь</text:p>
      <text:p text:style-name="P143">end</text:p>
      <text:p text:style-name="P143"/>
      <text:p text:style-name="P143">if pets.index('aircraft')</text:p>
      <text:p text:style-name="P143"><text:s text:c="4"/># сюда мы не попадем</text:p>
      <text:p text:style-name="P143">end</text:p>
      <text:p text:style-name="P143"/>
      <text:p text:style-name="P143">Array#index(val) – возвращает положение самой левой (первой) встречи val</text:p>
      <text:p text:style-name="P143">Array#rindex(val) – самой правой (последней)</text:p>
      <text:p text:style-name="P143">возвращаемый номер позиции всегда от начала слова (то есть, слева)</text:p>
      <text:p text:style-name="P143">Аналогичным образом работают эти же методы для класса String</text:p>
      <text:p text:style-name="P143">String#index</text:p>
      <text:p text:style-name="P143">String#rindex</text:p>
      <text:p text:style-name="P143"/>
      <text:p text:style-name="P143">Закончите код</text:p>
      <text:p text:style-name="P143"/>
      <text:p text:style-name="P143"><text:soft-page-break/>if “abrakadabra”.index(“k”) …</text:p>
      <text:p text:style-name="P143"><text:tab/>puts “В этом слове одна буква k”</text:p>
      <text:p text:style-name="P143">end</text:p>
      <text:p text:style-name="P143"/>
      <text:p text:style-name="P143">ответ</text:p>
      <text:p text:style-name="P143">if “abrakadabra”.index(“k”) == “abrakadabra”.rindex(“k”) <text:s/># 4 == 4</text:p>
      <text:p text:style-name="P143"><text:tab/>puts “В этом слове одна буква k”</text:p>
      <text:p text:style-name="P143">end</text:p>
      <text:p text:style-name="P143"/>
      <text:p text:style-name="P143">if “abrakadabra”.index(“b”) ...</text:p>
      <text:p text:style-name="P143"><text:tab/>puts “В этом слове больше одной буквы b”</text:p>
      <text:p text:style-name="P143">end</text:p>
      <text:p text:style-name="P143"/>
      <text:p text:style-name="P143">ответ</text:p>
      <text:p text:style-name="P143"/>
      <text:p text:style-name="P143">if “abrakadabra”.index(“b”) != “abrakadabra”.rindex(“b”) # 1 != 8</text:p>
      <text:p text:style-name="P143"><text:tab/>puts “В этом слове больше одной буквы b”</text:p>
      <text:p text:style-name="P143">end</text:p>
      <text:p text:style-name="P143"/>
      <text:p text:style-name="P143"/>
      <text:p text:style-name="P141">Задания</text:p>
      <text:p text:style-name="P141"/>
      <text:p text:style-name="P160">Из файла lesson.11/searching/text.txt выведите предложения, содержащие хотя бы одно слово в середине, написанное в Titlecase.</text:p>
      <text:p text:style-name="P143"/>
      <text:p text:style-name="P143">не используя String#=~ на все предложение. представьте предложение в виде массива слов.</text:p>
      <text:p text:style-name="P143"/>
      <text:p text:style-name="P143">ответ: finding/select_sent_with_titlecase_inside.rb</text:p>
      <text:p text:style-name="P143">ответ:finding/select_sent_with_titlecase_inside.2.rb <text:s/>с использованием Array#shift</text:p>
      <text:p text:style-name="P143"/>
      <text:p text:style-name="P146">Selecting element(s)</text:p>
      <text:p text:style-name="P146"/>
      <text:p text:style-name="P144">Как найти и выбрать из массива элемент(ы), удовлетворяющие некоторому условию?</text:p>
      <text:p text:style-name="P144"/>
      <text:p text:style-name="P161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44"/>
      <text:p text:style-name="P144"><text:s/>temperatures = [-19.6, -18.2, -11.8, -7.6, 1.2, 10.6, 16.0, 12.1, 4.9, -19, -20, -25]</text:p>
      <text:p text:style-name="P149"/>
      <text:p text:style-name="P145"><text:span text:style-name="T26"><text:s/>temperatures</text:span><text:span text:style-name="T26">.find {|el| el &gt; 0} <text:s/>#=&gt; 1.2</text:span></text:p>
      <text:p text:style-name="P144"/>
      <text:p text:style-name="P144">см. selecting/first_warm_month_temp.rb</text:p>
      <text:p text:style-name="P149"/>
      <text:p text:style-name="P143"><text:s/>см также Array#find <text:s/>= <text:s/>Array#detect</text:p>
      <text:p text:style-name="P143"><text:s/></text:p>
      <text:p text:style-name="P143">чем Array#find отличается от Array#select?</text:p>
      <text:p text:style-name="P143">Что вернет следующий код?</text:p>
      <text:p text:style-name="P143"/>
      <text:p text:style-name="P145"><text:span text:style-name="T26"><text:s/></text:span><text:span text:style-name="T26">temp</text:span><text:span text:style-name="T26">eratures</text:span><text:span text:style-name="T26">.select {|temp| temp &gt; 0} </text:span></text:p>
      <text:p text:style-name="P144"><text:s/>#=&gt; [1.2, 10.6, 16.0, 12.1, 4.9]</text:p>
      <text:p text:style-name="P145"><text:span text:style-name="T26">то есть, </text:span><text:span text:style-name="T2">массив</text:span><text:span text:style-name="T26"> всех подходящих значений</text:span></text:p>
      <text:p text:style-name="P144"><text:soft-page-break/></text:p>
      <text:p text:style-name="P144">см. также Array#grep</text:p>
      <text:p text:style-name="P147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5">Сортировка по вычисленному значению</text:p>
      <text:p text:style-name="P104"/>
      <text:p text:style-name="P104"><text:tab/>sort_by, sort_by!</text:p>
      <text:p text:style-name="P104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3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1">Пользовательские методы</text:p>
          </table:table-cell>
          <table:table-cell table:style-name="Таблица3.A1" office:value-type="string">
            <text:p text:style-name="P132">Занятие 12</text:p>
            <text:p text:style-name="P132">(90 минут)</text:p>
          </table:table-cell>
        </table:table-row>
      </table:table>
      <text:p text:style-name="P8"/>
      <text:p text:style-name="P133">Раздаточный материал</text:p>
      <text:p text:style-name="P133"/>
      <text:list xml:id="list2129647670" text:continue-list="list1102614810" text:style-name="L29">
        <text:list-item>
          <text:p text:style-name="P163">lesson.12.tar.bz2</text:p>
        </text:list-item>
      </text:list>
      <text:p text:style-name="P131"/>
      <text:p text:style-name="P134">Вопросы</text:p>
      <text:list xml:id="list1960234982" text:style-name="L36">
        <text:list-header>
          <text:p text:style-name="P170"/>
        </text:list-header>
        <text:list-item>
          <text:p text:style-name="P171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165">Метод sort оперирует двумя аргументами (они в |a,b|). Что это за аргументы?</text:p>
        </text:list-item>
        <text:list-item>
          <text:p text:style-name="P16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165">Как Array#sort отсортирует массив массивов?</text:p>
        </text:list-item>
        <text:list-item>
          <text:p text:style-name="P165">Чем отличается Array#sort_by от Array#sort ?</text:p>
        </text:list-item>
        <text:list-item>
          <text:p text:style-name="P165">Чем отличаются методы Array#all? и Array#any?</text:p>
        </text:list-item>
        <text:list-item>
          <text:p text:style-name="P172"><text:span text:style-name="T6">Какими способами можно установить, что некоторый элемент присутс</text:span><text:span text:style-name="T6">т</text:span><text:span text:style-name="T6">вует в массиве? – <text:s/>(include?/member? → boolean, Array#index/</text:span><text:span text:style-name="T6">#rindex</text:span><text:span text:style-name="T6"> → position, find → сам элемент)</text:span></text:p>
        </text:list-item>
        <text:list-item>
          <text:p text:style-name="P172"><text:span text:style-name="T6">Какие из этих методом принимают блок и зачем? </text:span><text:span text:style-name="T6">- index/rindex/find. чтобы задавать более сложное условие, а не буквальное равенство.</text:span></text:p>
        </text:list-item>
        <text:list-item>
          <text:p text:style-name="P172"><text:span text:style-name="T6">Правда ли, что метод index есть только у массивов? - нет, он есть и у String (см. </text:span><text:span text:style-name="T6">ri index</text:span><text:span text:style-name="T6">)</text:span></text:p>
        </text:list-item>
        <text:list-item>
          <text:p text:style-name="P165">Почему Array#index/rindex/find можно использовать в условиях? - они возвращают nil, если ничего не найдено</text:p>
        </text:list-item>
        <text:list-item>
          <text:p text:style-name="P172"><text:span text:style-name="T6">Чем отличается Array#find от Array#select</text:span><text:span text:style-name="T6">?</text:span></text:p>
        </text:list-item>
        <text:list-item>
          <text:p text:style-name="P16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1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999106647" text:style-name="L37">
        <text:list-item>
          <text:p text:style-name="P178">возможность абстрагироваться от деталей реализации</text:p>
        </text:list-item>
        <text:list-item>
          <text:p text:style-name="P178">более читабельный и более легко управляемый код</text:p>
        </text:list-item>
        <text:list-item>
          <text:p text:style-name="P178">возможность повторного использования (code reuse)</text:p>
          <text:p text:style-name="P178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9">def method_name(arg1, arg2....)</text:p>
      <text:p text:style-name="P119"><text:s text:c="3"/># команды</text:p>
      <text:p text:style-name="P119"><text:s text:c="3"/>return ...</text:p>
      <text:p text:style-name="P119">end</text:p>
      <text:p text:style-name="P119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31">см. пример использования методов:</text:p>
      <text:p text:style-name="P131"><text:tab/>methods/extract_random_subcorpus.3.rb</text:p>
      <text:p text:style-name="P131">исследуйте, что делает скрипт:</text:p>
      <text:p text:style-name="P131"><text:tab/>methods/extract_random_subcorpus.4.rb</text:p>
      <text:p text:style-name="P96">&gt;&gt;&gt; выбирает 10% предложений длиной меньше 10 слов и 15 % предложений больше 10 слов. Этот скрипт показывает code reuse</text:p>
      <text:p text:style-name="P96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1555059575" text:style-name="L38">
        <text:list-item>
          <text:p text:style-name="P216"><text:span text:style-name="T4">по </text:span><text:span text:style-name="T4">значению (по </text:span><text:span text:style-name="T4">копии</text:span><text:span text:style-name="T4">)</text:span></text:p>
        </text:list-item>
        <text:list-item>
          <text:p text:style-name="P216"><text:span text:style-name="T4">по </text:span><text:span text:style-name="T4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1"/>
            <text:p text:style-name="P131">Пользовательские методы</text:p>
          </table:table-cell>
          <table:table-cell table:style-name="Table11.A1" office:value-type="string">
            <text:p text:style-name="P132">Занятие 13</text:p>
            <text:p text:style-name="P132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791807796" text:style-name="L39">
        <text:list-item>
          <text:p text:style-name="P179">lesson.13.tar.bz2</text:p>
        </text:list-item>
      </text:list>
      <text:p text:style-name="P4"/>
      <text:p text:style-name="P11">Вопросы</text:p>
      <text:p text:style-name="P4"/>
      <text:list xml:id="list852423195" text:style-name="L40">
        <text:list-item>
          <text:p text:style-name="P180">зачем нужны методы?</text:p>
        </text:list-item>
        <text:list-item>
          <text:p text:style-name="P180">что возвращает метод и как он это делает?</text:p>
        </text:list-item>
        <text:list-item>
          <text:p text:style-name="P180">сколько значений может вернуть метод в руби?</text:p>
        </text:list-item>
      </text:list>
      <text:list xml:id="list556877962" text:style-name="L41">
        <text:list-item>
          <text:p text:style-name="P181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918191822" text:continue-list="list852423195" text:style-name="L40">
        <text:list-item>
          <text:p text:style-name="P180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80">как взаимодействуют ОДНОИМЕННЫЕ переменные внутри метода с переменными вне этого метода?</text:p>
        </text:list-item>
        <text:list-item>
          <text:p text:style-name="P180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034742545" text:style-name="L42">
        <text:list-item>
          <text:p text:style-name="P182">как задать глобальную переменную (для данного скрипта)? -- $name @name или константа</text:p>
        </text:list-item>
      </text:list>
      <text:list xml:id="list392748222" text:continue-list="list918191822" text:style-name="L40">
        <text:list-item>
          <text:p text:style-name="P180">можно ли определить метод, который не принимает никаких аргументов?</text:p>
        </text:list-item>
        <text:list-item>
          <text:p text:style-name="P180">как передаются аргументы в метод?</text:p>
        </text:list-item>
      </text:list>
      <text:list xml:id="list45695266" text:style-name="L43">
        <text:list-item>
          <text:p text:style-name="P183">позиционно</text:p>
        </text:list-item>
        <text:list-item>
          <text:p text:style-name="P183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21">вход:</text:p>
      <text:p text:style-name="P121">I CD/10_NP/10_PP1A/150 love NN/70_VB/60 apples NNS/20</text:p>
      <text:p text:style-name="P121"/>
      <text:p text:style-name="P121">выделить из строки отдельные поля:</text:p>
      <text:p text:style-name="P121">[“I”, “CD/10_NP/10_PP1A/150”, “love”, “NN/70_VB/60”, “apples”, “NNS/20”]</text:p>
      <text:p text:style-name="P121"/>
      <text:p text:style-name="P121">преобразовать множество тегов в одному. не-теги оставить как есть.</text:p>
      <text:p text:style-name="P121">[“I”, “PP1A”, “love”, “NN”, “apples”, “NNS”]</text:p>
      <text:p text:style-name="P121"/>
      <text:p text:style-name="P121">объединить в одну строку:</text:p>
      <text:p text:style-name="P121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807898921" text:style-name="L44">
        <text:list-item>
          <text:p text:style-name="P184"><text:soft-page-break/>использует Array#max_by (см. также Array#max_by)</text:p>
        </text:list-item>
        <text:list-item>
          <text:p text:style-name="P184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606596245" text:style-name="L45">
        <text:list-item>
          <text:p text:style-name="P185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2144971172" text:style-name="L46">
        <text:list-item>
          <text:p text:style-name="P186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172478214" text:style-name="L47">
        <text:list-item>
          <text:p text:style-name="P187">все сжато в одну операцию. так писать нельзя</text:p>
        </text:list-item>
        <text:list-item>
          <text:p text:style-name="P187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162259360" text:style-name="L48">
        <text:list-item>
          <text:p text:style-name="P188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560027473" text:style-name="L49">
        <text:list-item>
          <text:p text:style-name="P189">использует метод title?</text:p>
        </text:list-item>
        <text:list-item>
          <text:p text:style-name="P189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892678963" text:style-name="L50">
        <text:list-item>
          <text:p text:style-name="P190">метод изменяет сам объект</text:p>
        </text:list-item>
        <text:list-item>
          <text:p text:style-name="P190">метод выполняет какое-то действие, результат которого не важен</text:p>
          <text:p text:style-name="P190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9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1">Циклы</text:p>
            <text:p text:style-name="P131">Модули</text:p>
          </table:table-cell>
          <table:table-cell table:style-name="Таблица4.A1" office:value-type="string">
            <text:p text:style-name="P132">Занятие 14</text:p>
            <text:p text:style-name="P132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8">Current number is 3</text:p>
            <text:p text:style-name="P128">Current number is 4 </text:p>
            <text:p text:style-name="P128">Current number is 5 </text:p>
            <text:p text:style-name="P128">Current number is 6 </text:p>
            <text:p text:style-name="P128">Current number is 7 </text:p>
          </table:table-cell>
        </table:table-row>
        <table:table-row>
          <table:table-cell table:style-name="Table38.A2" office:value-type="string">
            <text:p text:style-name="P128"/>
          </table:table-cell>
          <table:table-cell table:style-name="Table38.B2" office:value-type="string">
            <text:p text:style-name="P128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6"/>
      <text:p text:style-name="P106">Что делает метод step? </text:p>
      <text:p text:style-name="P106"><text:soft-page-break/></text:p>
      <text:p text:style-name="P106">1.step(20, 3) do |n|</text:p>
      <text:p text:style-name="P106"><text:s text:c="2"/>print n.to_s + ' '</text:p>
      <text:p text:style-name="P106">end</text:p>
      <text:p text:style-name="P106">#=&gt; 1 4 7 10 13 16 19</text:p>
      <text:p text:style-name="P106">см. loops/test_step_1.rb</text:p>
      <text:p text:style-name="P106"/>
      <text:p text:style-name="P106">!!! Задание: измените loops/test_step_1.rb так, чтобы было выведена вот такая последовательность (то есть, в обратном порядке)</text:p>
      <text:p text:style-name="P106"/>
      <text:p text:style-name="P106"><text:tab/>20 17 14 11 8 5 2</text:p>
      <text:p text:style-name="P106"/>
      <text:p text:style-name="P106">ответ в loops/test_step_2.rb:</text:p>
      <text:p text:style-name="P106">20.step(1, -3) do |n|</text:p>
      <text:p text:style-name="P106"><text:s text:c="2"/>print n.to_s + ' '</text:p>
      <text:p text:style-name="P106">end</text:p>
      <text:p text:style-name="P106"/>
      <text:p text:style-name="P106">Метод step определен для классов Range#step, <text:span text:style-name="T17">Numeric#step</text:span>, Date#step</text:p>
      <text:p text:style-name="P107"/>
      <text:p text:style-name="P106">!!! Вопрос: Почему метод upto определен для Integer а step для родительского класса Numeric?</text:p>
      <text:p text:style-name="P106"/>
      <text:p text:style-name="P106"><text:tab/>3.14.upto(9.8) { |n| block }</text:p>
      <text:p text:style-name="P106">&gt;&gt;&gt; бред, неясно какое должно быть следующее число за 3.14: 3.141 или 3.15 ?</text:p>
      <text:p text:style-name="P103"/>
      <text:p text:style-name="P53">Задания</text:p>
      <text:p text:style-name="P62"/>
      <text:p text:style-name="P108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8"/>
      <text:p text:style-name="P108">начальный скрипт: insert_sort/insert_sort_to_new_stub.rb</text:p>
      <text:p text:style-name="P108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9">Модули</text:p>
      <text:p text:style-name="P89"/>
      <text:p text:style-name="P92">модуль - набор методов, сгруппированных по назначению и вынесенных в отдельный файл</text:p>
      <text:p text:style-name="P92"/>
      <text:p text:style-name="P92">reusability!</text:p>
      <text:p text:style-name="P92">абстрагирование</text:p>
      <text:p text:style-name="P92"><text:soft-page-break/></text:p>
      <text:p text:style-name="P92">Модуль Math</text:p>
      <text:p text:style-name="P92"/>
      <text:p text:style-name="P92">sin</text:p>
      <text:p text:style-name="P92">cos</text:p>
      <text:p text:style-name="P92">tan</text:p>
      <text:p text:style-name="P92"/>
      <text:p text:style-name="P92">Модуль Church</text:p>
      <text:p text:style-name="P92">sin</text:p>
      <text:p text:style-name="P92">pray</text:p>
      <text:p text:style-name="P92">cross</text:p>
      <text:p text:style-name="P92"/>
      <text:p text:style-name="P92">module Syn</text:p>
      <text:p text:style-name="P92"><text:s text:c="3"/>def self.untag(tagged)</text:p>
      <text:p text:style-name="P92"><text:s text:c="3"/>gsub(/_[^_\s]+/, “”)</text:p>
      <text:p text:style-name="P92"><text:s text:c="2"/>end</text:p>
      <text:p text:style-name="P92"><text:s text:c="2"/>def self.unword(tagged)</text:p>
      <text:p text:style-name="P92"><text:s text:c="4"/>..</text:p>
      <text:p text:style-name="P92"><text:s text:c="2"/>end</text:p>
      <text:p text:style-name="P92">end</text:p>
      <text:p text:style-name="P92"/>
      <text:p text:style-name="P92"/>
      <text:p text:style-name="P92">Syn.untag(“runs_VBZ”) #=&gt; runs</text:p>
      <text:p text:style-name="P92">см modules/test_syn_module.rb</text:p>
      <text:p text:style-name="P92"/>
      <text:p text:style-name="P92">О том, как сделать, чтобы работало..., позже </text:p>
      <text:p text:style-name="P92">“runs_VBZ”.untag</text:p>
      <text:p text:style-name="P92"/>
      <text:p text:style-name="P92">можно писать так, но это менее гибко (если изменить имя модуля, то придется менять его по многих местах)</text:p>
      <text:p text:style-name="P92"/>
      <text:p text:style-name="P92">module Syn</text:p>
      <text:p text:style-name="P92"><text:s text:c="2"/>def Syn.untag</text:p>
      <text:p text:style-name="P92"><text:s text:c="2"/>end</text:p>
      <text:p text:style-name="P92"><text:s text:c="2"/>def Syn.unword</text:p>
      <text:p text:style-name="P92"><text:s text:c="2"/>end</text:p>
      <text:p text:style-name="P92">end</text:p>
      <text:p text:style-name="P92"/>
      <text:p text:style-name="P89">Использование</text:p>
      <text:p text:style-name="P89"/>
      <text:p text:style-name="P92">модуль необходимо загрузить. вверху файла</text:p>
      <text:p text:style-name="P92"/>
      <text:p text:style-name="P92"><text:tab/>require 'filename'</text:p>
      <text:p text:style-name="P92"/>
      <text:p text:style-name="P92">например:</text:p>
      <text:p text:style-name="P92"/>
      <text:p text:style-name="P92"><text:tab/>require 'syn.rb'</text:p>
      <text:p text:style-name="P92"/>
      <text:p text:style-name="P92">или даже без расширения</text:p>
      <text:p text:style-name="P92"/>
      <text:p text:style-name="P92"><text:tab/>require 'syn' <text:s text:c="3"/># .rb, .so, .o, .dll</text:p>
      <text:p text:style-name="P92"/>
      <text:p text:style-name="P92"><text:soft-page-break/>см modules/test_syn_module.rb</text:p>
      <text:p text:style-name="P92"/>
      <text:p text:style-name="P92">путь может быть относительным, но это дурной тон</text:p>
      <text:p text:style-name="P92"/>
      <text:p text:style-name="P92">&gt;&gt;&gt; попробуйте заменить на</text:p>
      <text:p text:style-name="P92"/>
      <text:p text:style-name="P92"><text:tab/>require 'syn'</text:p>
      <text:p text:style-name="P92"/>
      <text:p text:style-name="P92">&gt;&gt;&gt; не будет работать, так как руби не может найти файл</text:p>
      <text:p text:style-name="P92"/>
      <text:p text:style-name="P89">Настоящее повторное использование</text:p>
      <text:p text:style-name="P89"/>
      <text:p text:style-name="P92">Цель: сделать так, чтобы ruby мог найти файл с модулем</text:p>
      <text:p text:style-name="P92"/>
      <text:p text:style-name="P92"><text:tab/>require 'syn'</text:p>
      <text:p text:style-name="P92"/>
      <text:p text:style-name="P92">В каких директориях require ищет файлы?</text:p>
      <text:p text:style-name="P92"/>
      <text:p text:style-name="P92"><text:tab/>ruby -e 'puts $:' <text:s text:c="4"/>синоним $LOAD_PATH (это массив!)</text:p>
      <text:p text:style-name="P92"/>
      <text:p text:style-name="P92">ср. echo $PATH</text:p>
      <text:p text:style-name="P92"/>
      <text:p text:style-name="P92">Переменная RUBYLIB. (добавить в .bashrc) </text:p>
      <text:p text:style-name="P92"/>
      <text:p text:style-name="P9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2"/>
      <text:p text:style-name="P92">export RUBYLIB=~/lib:~/rufsl/lib:$RUBYLIB</text:p>
      <text:p text:style-name="P92">Внимание! без пробелов вокруг знака = (this is shell, baby!)</text:p>
      <text:p text:style-name="P92"/>
      <text:p text:style-name="P92">Необходимо перезапустить сигвин или выполнить команду</text:p>
      <text:p text:style-name="P92"><text:tab/>source ~/.bashrc</text:p>
      <text:p text:style-name="P92"/>
      <text:p text:style-name="P92">Альтернатива: В самом скрипте можно непосредственно перед require добавить путь в массив $LOAD_PATH</text:p>
      <text:p text:style-name="P92"/>
      <text:p text:style-name="P92"><text:tab/>$LOAD_PATH.unshift “path/to/dir”</text:p>
      <text:p text:style-name="P92"/>
      <text:p text:style-name="P9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2"/>
      <text:p text:style-name="P92"><text:tab/>mkdir ~/lib</text:p>
      <text:p text:style-name="P92"/>
      <text:p text:style-name="P92"><text:tab/>добавить в .bashrc</text:p>
      <text:p text:style-name="P92"><text:tab/>export RUBYLIB=~/lib:$RUBYLIB</text:p>
      <text:p text:style-name="P92"/>
      <text:p text:style-name="P92"><text:tab/>перезапустить сигвин или выполнить команду</text:p>
      <text:p text:style-name="P92"><text:tab/>source ~/.bashrc</text:p>
      <text:p text:style-name="P92"/>
      <text:p text:style-name="P92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2"/>
      <text:p text:style-name="P92">один из способов решения:</text:p>
      <text:p text:style-name="P92"/>
      <text:p text:style-name="P92"><text:s text:c="2"/>def self.words ts</text:p>
      <text:p text:style-name="P92"><text:s text:c="5"/>untag(ts).split</text:p>
      <text:p text:style-name="P92"><text:s text:c="2"/>end</text:p>
      <text:p text:style-name="P92"/>
      <text:p text:style-name="P92">&gt;&gt;&gt; методы внутри модуля могу вызывать друг друга без явного указания имени модуля в качестве ресивера</text:p>
      <text:p text:style-name="P92"/>
      <text:p text:style-name="P89">Домашние задания</text:p>
      <text:p text:style-name="P89"/>
      <text:p text:style-name="P92">!!!Задание: реализуйте следующие методы модуля Syn</text:p>
      <text:p text:style-name="P92"/>
      <text:p text:style-name="P92"><text:tab/>tags → принимает на вход теггированное предложение, возвращает все теги в виде массива</text:p>
      <text:p text:style-name="P9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2"/>
      <text:p text:style-name="P92">das_ATDNN H_wdcEL -_wdcLK Bomben_wdcEL versuch_NCNSN</text:p>
      <text:p text:style-name="P92">→</text:p>
      <text:p text:style-name="P92">das_ATDNN H-Bombenversuch_NCNSN</text:p>
      <text:p text:style-name="P92"/>
      <text:p text:style-name="P92"><text:tab/>какие-нибудь другие методы, по желанию</text:p>
      <text:p text:style-name="P92"/>
      <text:p text:style-name="P109">По желанию, разработайте тесткейсы для этого модуля (см. дальше). Используйте шаблон из modules/unit_test_stub.rb</text:p>
      <text:p text:style-name="P110"/>
      <text:p text:style-name="P89">Именование модулей и файлов</text:p>
      <text:p text:style-name="P89"/>
      <text:p text:style-name="P92">традиции и договоренности</text:p>
      <text:p text:style-name="P92"/>
      <text:p text:style-name="P92">CamelCase в имени модуля, snake_case в имени файла</text:p>
      <text:p text:style-name="P92"/>
      <text:p text:style-name="P92">Syn → syn.rb</text:p>
      <text:p text:style-name="P92">MySuperModule → my_super_module.rb</text:p>
      <text:p text:style-name="P92"/>
      <text:p text:style-name="P89">Лирическое отступление (о примесях)</text:p>
      <text:p text:style-name="P89"/>
      <text:p text:style-name="P92">методы в модуле определяются с указанием явного ресивера (self.)</text:p>
      <text:p text:style-name="P92"/>
      <text:p text:style-name="P92">module Syn</text:p>
      <text:p text:style-name="P92"><text:tab/>def self.untag</text:p>
      <text:p text:style-name="P92"><text:tab/>end</text:p>
      <text:p text:style-name="P92"/>
      <text:p text:style-name="P92"><text:tab/>def self.unword</text:p>
      <text:p text:style-name="P92"><text:tab/>end</text:p>
      <text:p text:style-name="P92">end</text:p>
      <text:p text:style-name="P92">использование: Syn.untag(“runs_VBZ”)</text:p>
      <text:p text:style-name="P92"/>
      <text:p text:style-name="P92"><text:soft-page-break/>Такой синтаксис позволяет создавать подмешиваемые модули</text:p>
      <text:p text:style-name="P92"/>
      <text:p text:style-name="P92">module Syn</text:p>
      <text:p text:style-name="P92"><text:tab/>def untag</text:p>
      <text:p text:style-name="P92"><text:tab/>end</text:p>
      <text:p text:style-name="P92">end</text:p>
      <text:p text:style-name="P92"/>
      <text:p text:style-name="P92">Syn.untag(“runs_VBZ”)</text:p>
      <text:p text:style-name="P92"># =&gt; ошибка undefined method `untag' for Syn:Module (NoMethodError)</text:p>
      <text:p text:style-name="P92"/>
      <text:p text:style-name="P92">Зато можно добавить (подмешать) этот модуль в любой класс, и методы из модуля появятся как методы объекта</text:p>
      <text:p text:style-name="P92"/>
      <text:p text:style-name="P92">require 'syn'</text:p>
      <text:p text:style-name="P92"/>
      <text:p text:style-name="P92">class String</text:p>
      <text:p text:style-name="P92"><text:s text:c="2"/>include Syn</text:p>
      <text:p text:style-name="P92">end</text:p>
      <text:p text:style-name="P92"/>
      <text:p text:style-name="P92">“hello_NN”.untag</text:p>
      <text:p text:style-name="P92">#=&gt; “hello”</text:p>
      <text:p text:style-name="P92">see modules/syn_as_mixin.rb</text:p>
      <text:p text:style-name="P92"/>
      <text:p text:style-name="P92">&gt;&gt;&gt; минусы примесей: загрязняют стандарные классы</text:p>
      <text:p text:style-name="P92"/>
      <text:p text:style-name="P9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2"/>
      <text:p text:style-name="P90">Вложенные модули</text:p>
      <text:p text:style-name="P91"/>
      <text:p text:style-name="P92">module ESE</text:p>
      <text:p text:style-name="P92"><text:tab/>module Tagger</text:p>
      <text:p text:style-name="P92"><text:tab/><text:tab/>def self.method1</text:p>
      <text:p text:style-name="P92"><text:tab/><text:tab/>end</text:p>
      <text:p text:style-name="P92"><text:tab/>end</text:p>
      <text:p text:style-name="P92"/>
      <text:p text:style-name="P92"><text:tab/>module Extractor</text:p>
      <text:p text:style-name="P92"><text:tab/><text:tab/>def self.method1</text:p>
      <text:p text:style-name="P92"><text:tab/><text:tab/>end</text:p>
      <text:p text:style-name="P92"><text:tab/>end</text:p>
      <text:p text:style-name="P92">end</text:p>
      <text:p text:style-name="P92"/>
      <text:p text:style-name="P92">с другой раскладкой по файлам</text:p>
      <text:p text:style-name="P92">file: ese/tagger.rb</text:p>
      <text:p text:style-name="P92">module ESE</text:p>
      <text:p text:style-name="P92"><text:tab/>module Tagger</text:p>
      <text:p text:style-name="P92"><text:tab/><text:tab/>def self.method1</text:p>
      <text:p text:style-name="P92"><text:tab/><text:tab/>end</text:p>
      <text:p text:style-name="P92"><text:tab/>end</text:p>
      <text:p text:style-name="P92">end</text:p>
      <text:p text:style-name="P92"/>
      <text:p text:style-name="P92"><text:soft-page-break/>file: ese/extractor.rb</text:p>
      <text:p text:style-name="P92">module ESE</text:p>
      <text:p text:style-name="P92"><text:tab/>module Extractor</text:p>
      <text:p text:style-name="P92"><text:tab/><text:tab/>def self.method1</text:p>
      <text:p text:style-name="P92"><text:tab/><text:tab/>end</text:p>
      <text:p text:style-name="P92"><text:tab/>end</text:p>
      <text:p text:style-name="P92">end</text:p>
      <text:p text:style-name="P92"/>
      <text:p text:style-name="P92">вызов:</text:p>
      <text:p text:style-name="P92"><text:tab/>ESE::Tagger::method1 -- fully qualified name</text:p>
      <text:p text:style-name="P92"><text:tab/>ESE.Tagger.method1 <text:s/>-- более универсальный способ, похожy на вызов обычных методов объектов</text:p>
      <text:p text:style-name="P92"/>
      <text:p text:style-name="P92">см. modules/test_quality.rb</text:p>
      <text:p text:style-name="P92"/>
      <text:p text:style-name="P92">&gt;&gt;&gt; Объяснить, что это такое</text:p>
      <text:p text:style-name="P92"/>
      <text:p text:style-name="P92">Чтение: http://en.wikibooks.org/wiki/Ruby_Programming/Unit_testing</text:p>
      <text:p text:style-name="P92"/>
      <text:p text:style-name="P89">Домашнее задание</text:p>
      <text:p text:style-name="P89"/>
      <text:p text:style-name="P92">Разработайте модуль Quality согласно тесткейсам, которые есть в modules/test_quality.rb</text:p>
      <text:p text:style-name="P92"/>
      <text:p text:style-name="P92">ответ: modules/quality.rb</text:p>
      <text:p text:style-name="P92"/>
      <text:p text:style-name="P92">По желанию добавьте туда что-нибудь свое, например, вычисление F-Score. Добавьте <text:s/>тесткейсы в файл с тестами test_quality.rb</text:p>
      <text:p text:style-name="P94"/>
      <text:p text:style-name="P9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1">Хэши</text:p>
          </table:table-cell>
          <table:table-cell table:style-name="Таблица5.A1" office:value-type="string">
            <text:p text:style-name="P132">Занятие 15</text:p>
            <text:p text:style-name="P132">(90 минут)</text:p>
          </table:table-cell>
        </table:table-row>
      </table:table>
      <text:p text:style-name="P92"/>
      <text:p text:style-name="P59">Раздаточный материал</text:p>
      <text:p text:style-name="P59"/>
      <text:list xml:id="list686790380" text:continue-list="list791807796" text:style-name="L39">
        <text:list-item>
          <text:p text:style-name="P179">lesson.15.tar.bz2</text:p>
        </text:list-item>
      </text:list>
      <text:p text:style-name="P4"/>
      <text:p text:style-name="P11">Вопросы</text:p>
      <text:p text:style-name="P93"/>
      <text:list xml:id="list506381410" text:style-name="L51">
        <text:list-item>
          <text:p text:style-name="P222">какой/ие из методой более универсальны: upto/downto/step?</text:p>
        </text:list-item>
        <text:list-item>
          <text:p text:style-name="P222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22">как сделать методы еще более пригодными для повторного использования?</text:p>
        </text:list-item>
        <text:list-item>
          <text:p text:style-name="P222">как объявить модуль и методы в нем?</text:p>
        </text:list-item>
        <text:list-item>
          <text:p text:style-name="P221"><text:span text:style-name="T24">как использовать модуль? </text:span><text:span text:style-name="T24">– как загрузить модуль</text:span></text:p>
        </text:list-item>
        <text:list-item>
          <text:p text:style-name="P222">когда мы используем require, то что мы указываем, это имя файла или имя модуля?</text:p>
        </text:list-item>
        <text:list-item>
          <text:p text:style-name="P222">одно ли это и то же, использовать в команде require имя файла с расширением и без расширения?</text:p>
        </text:list-item>
        <text:list-item>
          <text:p text:style-name="P222">можно ли указывать в require путь к файлу? Нужно ли?</text:p>
        </text:list-item>
        <text:list-item>
          <text:p text:style-name="P222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3"/>
      <text:p text:style-name="P93">(старые слайды со 112) lesson.20 по старому</text:p>
      <text:p text:style-name="P93"/>
      <text:p text:style-name="P79">Хэши</text:p>
      <text:p text:style-name="P79"/>
      <text:p text:style-name="P41">Хэш (ассоциативный массив) <text:span text:style-name="T17">неупорядоченная </text:span><text:span text:style-name="T17">(?)</text:span> коллекция пар "ключ-значение".</text:p>
      <text:p text:style-name="P41"/>
      <text:p text:style-name="P41">Ключи в массиве (индексы) это целочисленный значения (от 0 и выше).</text:p>
      <text:p text:style-name="P41"/>
      <text:p text:style-name="P41"><text:tab/>arr_months = ["Jan", "Feb", "Mar"]</text:p>
      <text:p text:style-name="P41"/>
      <text:p text:style-name="P45">Объявление: arr = []</text:p>
      <text:p text:style-name="P41"/>
      <text:p text:style-name="P41">Ключом в хэше может быть любой объект (строки, числа, символы, массивы...), но ключ должен быть уникальным.</text:p>
      <text:p text:style-name="P41"/>
      <text:p text:style-name="P41"><text:tab/>hash_months = { "Jan" =&gt; "January", "Feb" =&gt; "February", "Mar" =&gt; "March"}</text:p>
      <text:p text:style-name="P41"/>
      <text:p text:style-name="P45">Объявление: hsh = {} или hsh = Hash.new</text:p>
      <text:p text:style-name="P41"><text:tab/></text:p>
      <text:p text:style-name="P41"><text:tab/>hash_months["Jan"] <text:s text:c="5"/>#=&gt; "January"</text:p>
      <text:p text:style-name="P41"/>
      <text:p text:style-name="P41">ri Hash#[]</text:p>
      <text:p text:style-name="P41"/>
      <text:p text:style-name="P41">ключами являются числа:</text:p>
      <text:p text:style-name="P41"><text:tab/>hash_months = { 1 =&gt; "January", 2 =&gt; "February", 3 =&gt; "March" }</text:p>
      <text:p text:style-name="P41"><text:tab/>hash_months[2] <text:s text:c="5"/>#=&gt; "February"</text:p>
      <text:p text:style-name="P41"/>
      <text:p text:style-name="P41">&gt;&gt;&gt; не путать в %w{ ... } для задания массивов</text:p>
      <text:p text:style-name="P41"/>
      <text:p text:style-name="P41"><text:soft-page-break/>Значением в хэше (как и в массиве) может быть любой объект.</text:p>
      <text:p text:style-name="P75"/>
      <text:p text:style-name="P75">Сколько ключей в этом хэше</text:p>
      <text:p text:style-name="P75"/>
      <text:p text:style-name="P75">hash = {1 =&gt; 'one', "1" =&gt; 'uno'} </text:p>
      <text:p text:style-name="P75"/>
      <text:p text:style-name="P75">ri Hash#length</text:p>
      <text:p text:style-name="P75"/>
      <text:p text:style-name="P75">Еще один способ инициализации хэша, появился в 1.9</text:p>
      <text:p text:style-name="P75"/>
      <text:p text:style-name="P75">numbers = {one: 'uno', two: 'dos', three:'tres'}</text:p>
      <text:p text:style-name="P75"/>
      <text:p text:style-name="P75">Какому классу принадлежат ключи этого хэша?</text:p>
      <text:p text:style-name="P75"/>
      <text:p text:style-name="P75">см. lesson.15/test_hash_with_colons</text:p>
      <text:p text:style-name="P75"/>
      <text:p text:style-name="P75">будет ли работать это?</text:p>
      <text:p text:style-name="P75"/>
      <text:p text:style-name="P75"><text:tab/>hash = {1: 'uno'}</text:p>
      <text:p text:style-name="P75"/>
      <text:p text:style-name="P75"><text:tab/>hash = {"two": "dos"}</text:p>
      <text:p text:style-name="P75"/>
      <text:p text:style-name="P75">&gt;&gt;&gt; Это сообщение об ошибке говорит, что ожидается =&gt;</text:p>
      <text:p text:style-name="P75">&gt;&gt;&gt;</text:p>
      <text:p text:style-name="P75">&gt;&gt;&gt;<text:tab/>syntax error, unexpected ':', expecting tASSOC </text:p>
      <text:p text:style-name="P75"/>
      <text:p text:style-name="P55">Изменение хэша</text:p>
      <text:p text:style-name="P41"/>
      <text:p text:style-name="P41">Метод []= добавляет или замещает пару ключ-значение</text:p>
      <text:p text:style-name="P41"/>
      <text:p text:style-name="P41"><text:tab/>hash_months["Apr"] = "April"</text:p>
      <text:p text:style-name="P41"><text:tab/>hash_months["May"] = "May"</text:p>
      <text:p text:style-name="P41"/>
      <text:p text:style-name="P41">&gt;&gt;&gt; Здесь обычный оператор присваивания = , а не =&gt; (fat arrow)</text:p>
      <text:p text:style-name="P41"/>
      <text:p text:style-name="P41">Синоним: метод Hash#store</text:p>
      <text:p text:style-name="P41"/>
      <text:p text:style-name="P41"><text:tab/>hash_months.store("Jun", "June")</text:p>
      <text:p text:style-name="P41"><text:tab/>hash_months.store("Jul", "July")</text:p>
      <text:p text:style-name="P41"/>
      <text:p text:style-name="P55">Вопросы к хэшу</text:p>
      <text:p text:style-name="P55"/>
      <text:p text:style-name="P41">!!! Вопрос: какой метод позволяет узнать, есть ли в хэше данные?</text:p>
      <text:p text:style-name="P41"/>
      <text:p text:style-name="P41"><text:tab/>empty?</text:p>
      <text:p text:style-name="P41"/>
      <text:p text:style-name="P41"><text:tab/>hash_months.empty? <text:s text:c="2"/>#=&gt;false</text:p>
      <text:p text:style-name="P41"/>
      <text:p text:style-name="P41">Узнать, есть ли в хэше некоторый ключ:</text:p>
      <text:p text:style-name="P41"/>
      <text:p text:style-name="P41">синонимы</text:p>
      <text:p text:style-name="P41"><text:tab/>has_key?(k)</text:p>
      <text:p text:style-name="P41"><text:soft-page-break/><text:tab/><text:span text:style-name="T1">key?(k)</text:span></text:p>
      <text:p text:style-name="P41"><text:tab/>include?(k)</text:p>
      <text:p text:style-name="P41"><text:tab/>member?(k)</text:p>
      <text:p text:style-name="P41"/>
      <text:p text:style-name="P41">Узнать, есть ли в хэше некоторое значение</text:p>
      <text:p text:style-name="P41"/>
      <text:p text:style-name="P41"><text:tab/>value?(v)</text:p>
      <text:p text:style-name="P41"/>
      <text:p text:style-name="P55">Получение данных из хэша</text:p>
      <text:p text:style-name="P41"/>
      <text:p text:style-name="P41">Метод [] позволяет получить значение по указанному ключу</text:p>
      <text:p text:style-name="P41"/>
      <text:p text:style-name="P41"><text:tab/>hash_months["Jan"] <text:s text:c="3"/>#=&gt; "January"</text:p>
      <text:p text:style-name="P41"/>
      <text:p text:style-name="P41">Чтобы получить значения по нескольким ключам Hash#values_at</text:p>
      <text:p text:style-name="P41"/>
      <text:p text:style-name="P41">!!! Вопрос: что вернет следующая команд?</text:p>
      <text:p text:style-name="P41"/>
      <text:p text:style-name="P41"><text:tab/>hash_months.values_at "Feb", "apple", "Jan"</text:p>
      <text:p text:style-name="P41"/>
      <text:p text:style-name="P41">!!! Ответ: массив значений (nil, если ключа нет) в порядке, соответствующем аргументам в values_at</text:p>
      <text:p text:style-name="P41"><text:tab/>#=&gt; ["February", nil, "January"]</text:p>
      <text:p text:style-name="P41"/>
      <text:p text:style-name="P41">см. lesson.15/test_values_at</text:p>
      <text:p text:style-name="P41">&gt;&gt;&gt; ключи чувствительны к регистру</text:p>
      <text:p text:style-name="P41"/>
      <text:p text:style-name="P41">!!! Задание: исследуйте скрипт lesson.15/test_values_at.2</text:p>
      <text:p text:style-name="P4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1"/>
      <text:p text:style-name="P41">!!! Вопрос: как получить список всех ключей, которые есть в хэше? проверьте ваши идеи в irb на данных из файла lesson.15/loadme</text:p>
      <text:p text:style-name="P41"><text:tab/>&gt;load 'loadme'</text:p>
      <text:p text:style-name="P41">Ответ: Hash#keys</text:p>
      <text:p text:style-name="P41"/>
      <text:p text:style-name="P41">в руби 1.8 порядок неопределен</text:p>
      <text:p text:style-name="P41"><text:tab/>hash_months.keys <text:s text:c="2"/>#=&gt; ["Jul", "Apr" , "Jan", "Feb", "Mar", "Jun", "May"]</text:p>
      <text:p text:style-name="P41">в руби 1.9 в порядке добавления</text:p>
      <text:p text:style-name="P41"><text:tab/>hash_months.keys <text:s/>#=&gt; ["Jan", "Feb", "Mar", "Apr", "May", "Jun", "Jul"]</text:p>
      <text:p text:style-name="P41"/>
      <text:p text:style-name="P41">Вопрос: как получить все значения, хранимые в хэше</text:p>
      <text:p text:style-name="P41"/>
      <text:p text:style-name="P41"><text:tab/>hash_months.values #=&gt; ["January", "February", "March", "April", "May", "June", "July"]</text:p>
      <text:p text:style-name="P41"/>
      <text:p text:style-name="P41">Элементы упорядочены по тем же правилам, что и ключи (то есть, нет порядка в 1.8 и в порядке добавления в 1.9)</text:p>
      <text:p text:style-name="P41"/>
      <text:p text:style-name="P41"><text:span text:style-name="T28">Д</text:span><text:span text:style-name="T28">ефолтные значения</text:span></text:p>
      <text:p text:style-name="P55"/>
      <text:p text:style-name="P41">Обращение к несуществующему ключу возвращает nil</text:p>
      <text:p text:style-name="P41"><text:soft-page-break/></text:p>
      <text:p text:style-name="P41"><text:tab/>hash_months ['term'] <text:s text:c="2"/>#=&gt; nil <text:s/>(а не термидор)</text:p>
      <text:p text:style-name="P41"/>
      <text:p text:style-name="P41">Как побороть проблему?</text:p>
      <text:p text:style-name="P41"/>
      <text:p text:style-name="P41"><text:tab/>counts = {}</text:p>
      <text:p text:style-name="P41"><text:tab/>counts['apple'] += 1</text:p>
      <text:p text:style-name="P41"/>
      <text:p text:style-name="P41">известный способ</text:p>
      <text:p text:style-name="P41"><text:tab/>counts ['apple'] ||= 0</text:p>
      <text:p text:style-name="P41"/>
      <text:p text:style-name="P41">Другой способ</text:p>
      <text:p text:style-name="P41"/>
      <text:p text:style-name="P41">1) метод Hash#default=</text:p>
      <text:p text:style-name="P41"/>
      <text:p text:style-name="P41"><text:tab/>counts = {}</text:p>
      <text:p text:style-name="P41"><text:tab/>counts.default = 0</text:p>
      <text:p text:style-name="P41"><text:tab/>counts['apple'] += 1</text:p>
      <text:p text:style-name="P41"/>
      <text:p text:style-name="P41">см. также Hash#default</text:p>
      <text:p text:style-name="P41"/>
      <text:p text:style-name="P41">2) в момент инициализации можно указать значение по умолчанию</text:p>
      <text:p text:style-name="P41"/>
      <text:p text:style-name="P41"><text:tab/>counts = Hash.new(0)</text:p>
      <text:p text:style-name="P41"><text:tab/>counts['apple'] += 1</text:p>
      <text:p text:style-name="P41"/>
      <text:p text:style-name="P41">ri Hash.new </text:p>
      <text:p text:style-name="P41"/>
      <text:p text:style-name="P41">!!! Вопрос: что будет напечатано в двух случаях?</text:p>
      <text:p text:style-name="P41"/>
      <text:p text:style-name="P41"><text:tab/>data = Hash.new("hello")</text:p>
      <text:p text:style-name="P41"><text:tab/>puts data[9] <text:s/>#=&gt; "hello"</text:p>
      <text:p text:style-name="P41"><text:tab/>data[9].upcase!</text:p>
      <text:p text:style-name="P41"><text:tab/>puts data[10] #=&gt; "HELLO"</text:p>
      <text:p text:style-name="P41"/>
      <text:p text:style-name="P55">Итерирование по хэшу</text:p>
      <text:p text:style-name="P41"/>
      <text:p text:style-name="P41">Хэш – <text:span text:style-name="T1">неупорядоченная </text:span><text:span text:style-name="T1">(?)</text:span> коллекция.</text:p>
      <text:p text:style-name="P41"><text:tab/>в руби 1.8 – неупорядоченная</text:p>
      <text:p text:style-name="P41"><text:tab/>в руби 1.9 – упорядоченная в порядке добавления</text:p>
      <text:p text:style-name="P41"/>
      <text:p text:style-name="P41">Задание: какие есть итераторы в хэшах?</text:p>
      <text:p text:style-name="P41"/>
      <text:p text:style-name="P41"><text:tab/>each = each_pair</text:p>
      <text:p text:style-name="P41"><text:tab/>each_key</text:p>
      <text:p text:style-name="P41"><text:tab/>each_value</text:p>
      <text:p text:style-name="P41"/>
      <text:p text:style-name="P41">Итераторы each и each_pair возвращают пары ключ-значение</text:p>
      <text:p text:style-name="P41"/>
      <text:p text:style-name="P41">hash_months.each {|abbr, full|</text:p>
      <text:p text:style-name="P41"><text:tab/>puts "#{abbr} means #{full}"</text:p>
      <text:p text:style-name="P41">}</text:p>
      <text:p text:style-name="P55"><text:soft-page-break/></text:p>
      <text:p text:style-name="P41">!!! Вопрос: Можно ли получать значение в одну переменную?</text:p>
      <text:p text:style-name="P41"/>
      <text:p text:style-name="P41">hash_months.each {|a|</text:p>
      <text:p text:style-name="P41"><text:tab/>puts a.inspect <text:s text:c="2"/>#=&gt; ["Jan", "January"]</text:p>
      <text:p text:style-name="P41">}</text:p>
      <text:p text:style-name="P55"/>
      <text:p text:style-name="P41">Вопрос:</text:p>
      <text:p text:style-name="P41">чем отличается</text:p>
      <text:p text:style-name="P41">hash.each_key {}</text:p>
      <text:p text:style-name="P41">hash.keys.each {}</text:p>
      <text:p text:style-name="P75"/>
      <text:p text:style-name="P79">Задание</text:p>
      <text:p text:style-name="P79"/>
      <text:p text:style-name="P75">(в lesson.15/tasks)</text:p>
      <text:p text:style-name="P75"/>
      <text:p text:style-name="P75">Разработайте скрипт, котрых находит в списке data/words.txt палиндромы и вольвограммы. Игнорируйте слова длины 1.</text:p>
      <text:p text:style-name="P75"/>
      <text:p text:style-name="P75">ожидаемый выход: find_palindromes.out</text:p>
      <text:p text:style-name="P75"/>
      <text:p text:style-name="P75">ответ find_palindromes.rb</text:p>
      <text:p text:style-name="P75"/>
      <text:p text:style-name="P75">Сделайте вторую реализацию этого скрипта, но с использованием массива вместо хэша. </text:p>
      <text:p text:style-name="P75"/>
      <text:p text:style-name="P75">ответ find_palindromes_over_array.rb</text:p>
      <text:p text:style-name="P75"/>
      <text:p text:style-name="P75">Сравните время выполнения двух скриптов</text:p>
      <text:p text:style-name="P75"/>
      <text:p text:style-name="P112">&gt; time -p find_palindromes.rb</text:p>
      <text:p text:style-name="P112">&gt; time -p find_palindromes_over_array.rb</text:p>
      <text:p text:style-name="P75"/>
      <text:p text:style-name="P79">Задание</text:p>
      <text:p text:style-name="P79"/>
      <text:p text:style-name="P75">(в lesson.15/tasks)</text:p>
      <text:p text:style-name="P75"/>
      <text:p text:style-name="P7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5"/>
      <text:p text:style-name="P75">примеры запуска и файлы с ожидаемым выходом:</text:p>
      <text:p text:style-name="P75"/>
      <text:p text:style-name="P75">&gt; find_anagrams_of Reward <text:s text:c="4"/># см. ожидаемый выход в find_anagrams_of.Reward</text:p>
      <text:p text:style-name="P75">&gt; find_anagrams_of resist <text:s text:c="8"/># см. ожидаемый выход в find_anagrams_of.resist</text:p>
      <text:p text:style-name="P75"/>
      <text:p text:style-name="P75">начальный скрипт:</text:p>
      <text:p text:style-name="P75"><text:tab/>find_anagrams_of_stub</text:p>
      <text:p text:style-name="P75"/>
      <text:p text:style-name="P75">ответ: find_anagrams_of </text:p>
      <text:p text:style-name="P75"/>
      <text:p text:style-name="P79"><text:soft-page-break/>Домашнее задание</text:p>
      <text:p text:style-name="P79"/>
      <text:p text:style-name="P75">(в lesson.15/tasks)</text:p>
      <text:p text:style-name="P75"/>
      <text:p text:style-name="P7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5"/>
      <text:p text:style-name="P75"><text:tab/>whiter <text:s/>wither <text:s/>writhe </text:p>
      <text:p text:style-name="P75"><text:tab/>woodworm <text:s text:c="7"/>wormwood </text:p>
      <text:p text:style-name="P75"/>
      <text:p text:style-name="P75">ожидаемый выход: find_all_anagrams.out</text:p>
      <text:p text:style-name="P75"/>
      <text:p text:style-name="P75">ответ: find_all_anagrams</text:p>
      <text:p text:style-name="P75"/>
      <text:p text:style-name="P75">Дополнительное задание (по желанию):</text:p>
      <text:p text:style-name="P75"/>
      <text:p text:style-name="P7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5"/>
      <text:p text:style-name="P75"><text:tab/>Workman<text:tab/>workman </text:p>
      <text:p text:style-name="P75"/>
      <text:p text:style-name="P75">ожидаемый выход: find_all_anagrams.2.out</text:p>
      <text:p text:style-name="P75">ответ: find_all_anagrams.2</text:p>
      <text:p text:style-name="P7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1">Хэши</text:p>
            <text:p text:style-name="P131">Решение задачи find_words</text:p>
          </table:table-cell>
          <table:table-cell table:style-name="Table16.A1" office:value-type="string">
            <text:p text:style-name="P132">Занятие 16</text:p>
            <text:p text:style-name="P132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992459869" text:style-name="L52">
        <text:list-item>
          <text:p text:style-name="P191">lesson.16.tar.bz2</text:p>
        </text:list-item>
      </text:list>
      <text:p text:style-name="P41"/>
      <text:p text:style-name="P55">Повторение материала предыдущего занятия</text:p>
      <text:p text:style-name="P55"/>
      <text:p text:style-name="P42">на предыдущем занятии были: Саша, Маша, Марина, Вадим, Тоня</text:p>
      <text:p text:style-name="P42">попросить их прокомментировать слайды.</text:p>
      <text:p text:style-name="P42"/>
      <text:p text:style-name="P56">Разбор задания find_anagrams_of</text:p>
      <text:p text:style-name="P55"/>
      <text:p text:style-name="P41">вычислить хэшкод слова-запроса достаточно только один раз</text:p>
      <text:p text:style-name="P41"/>
      <text:p text:style-name="P41">раннее отсечение: слова-анаграммы имеют один и тот же набор символов, значит онги одной длины. Отсечение по длине</text:p>
      <text:p text:style-name="P41"/>
      <text:p text:style-name="P41">&gt;&gt;&gt; Можно сравнить, насколько медленнее выполняетс скрипт без этих оптимизаций</text:p>
      <text:p text:style-name="P41"/>
      <text:p text:style-name="P55">Подготовка к решению задачи find_words</text:p>
      <text:p text:style-name="P41"/>
      <text:p text:style-name="P41">Для решения предстоящей задачи могжет быть полезно.</text:p>
      <text:p text:style-name="P41"/>
      <text:p text:style-name="P55">Массив ARGV</text:p>
      <text:p text:style-name="P55"/>
      <text:p text:style-name="P41">Массив ARGV содержит все аргументы, с которыми вызывается скрипт, в том же порядке, в каком они указаны в командной строке.</text:p>
      <text:p text:style-name="P41"/>
      <text:p text:style-name="P41"><text:tab/>&gt; find_anagrams_of reward filename1 filename2 </text:p>
      <text:p text:style-name="P41"/>
      <text:p text:style-name="P41">то массив ARGV содержит следующие <text:span text:style-name="T1">строки</text:span></text:p>
      <text:p text:style-name="P41"/>
      <text:p text:style-name="P41"><text:tab/>[“reward”, <text:s/>“filename1”, <text:s/>“filename2”]</text:p>
      <text:p text:style-name="P41"/>
      <text:p text:style-name="P41">Важно: “reward” не является файлом, поэтому попытка его читать вызовет ошибку</text:p>
      <text:p text:style-name="P41"/>
      <text:p text:style-name="P41"><text:tab/>./test_argv:5:in `gets': No such file or directory - reward (Errno::ENOENT)</text:p>
      <text:p text:style-name="P41"/>
      <text:p text:style-name="P41">см. lesson.16/test_argv.sh</text:p>
      <text:p text:style-name="P41"/>
      <text:p text:style-name="P41">Аргументы не-файлы нужно удалить из массива ARGV</text:p>
      <text:p text:style-name="P41"/>
      <text:p text:style-name="P41"><text:tab/>ri Array#shift</text:p>
      <text:p text:style-name="P41"/>
      <text:p text:style-name="P41"><text:tab/>query = ARGV.shift</text:p>
      <text:p text:style-name="P41"><text:tab/>=&gt; query = “reward”</text:p>
      <text:p text:style-name="P41"><text:tab/>ARGV = [“filename1”, <text:s/>“filename2”]</text:p>
      <text:p text:style-name="P41"/>
      <text:p text:style-name="P41">Другие возможности: Array#delete_at, Array#[1..-1]</text:p>
      <text:p text:style-name="P41"/>
      <text:p text:style-name="P55"><text:soft-page-break/>File.readlines</text:p>
      <text:p text:style-name="P55"/>
      <text:p text:style-name="P41">Метод класса File.readlines(filename) позволяет зачитать весь файл целиком в массив.</text:p>
      <text:p text:style-name="P41"/>
      <text:p text:style-name="P41"><text:tab/>ri File.readlines</text:p>
      <text:p text:style-name="P41"/>
      <text:p text:style-name="P41">&gt;&gt;&gt; на самом деле, метод определен в суперклассе IO</text:p>
      <text:p text:style-name="P41"><text:tab/>File.readlines(fname) <text:s/>зачитает с разделителем по умолчанию, то есть \n</text:p>
      <text:p text:style-name="P41"/>
      <text:p text:style-name="P41">см. lesson.16/test_file_readlines</text:p>
      <text:p text:style-name="P41"/>
      <text:p text:style-name="P41">Задание: попробуйте указать в скрипте test_file_readlines в качестве разделителя пустую строку</text:p>
      <text:p text:style-name="P41"/>
      <text:p text:style-name="P41"><text:tab/>File.readlines(fname, “”)</text:p>
      <text:p text:style-name="P41"/>
      <text:p text:style-name="P41">Выдача:</text:p>
      <text:p text:style-name="P41"><text:tab/>The file shortfile.txt contains the following 2 lines: </text:p>
      <text:p text:style-name="P41"><text:tab/>["warder is a volvogram\n\n", "deified is a palindrom\n\n"]</text:p>
      <text:p text:style-name="P41"/>
      <text:p text:style-name="P41">Разделитель “” позволяет читать файл фрагментами, разделенными как минимум одной пустой строкой.</text:p>
      <text:p text:style-name="P41"/>
      <text:p text:style-name="P41">Это же справедливо для IO#gets</text:p>
      <text:p text:style-name="P41"/>
      <text:p text:style-name="P41"><text:tab/>while line = gets(“”) ...</text:p>
      <text:p text:style-name="P41"/>
      <text:p text:style-name="P41">&gt;&gt;&gt; еще один полезный метод класса File</text:p>
      <text:p text:style-name="P41">&gt;&gt;&gt; FIle.basename($0)</text:p>
      <text:p text:style-name="P41">&gt;&gt;&gt; $0 имя запускаемого скрипта</text:p>
      <text:p text:style-name="P41"/>
      <text:p text:style-name="P55">Инициализация Хэша из Массива</text:p>
      <text:p text:style-name="P55"/>
      <text:p text:style-name="P41">Хэши быстрее массивов -&gt; лучше использовать хэши</text:p>
      <text:p text:style-name="P41"/>
      <text:p text:style-name="P41">Массив массивов вида</text:p>
      <text:p text:style-name="P41"/>
      <text:p text:style-name="P41"><text:tab/>[ [k1, v1], [k2, v2], [k3, v3] ]</text:p>
      <text:p text:style-name="P41"/>
      <text:p text:style-name="P41">можно интерпретировать как массив пар ключ-значение и преобразовать в хэш.</text:p>
      <text:p text:style-name="P41"/>
      <text:p text:style-name="P41"><text:tab/>keys_and_values = [[1, 'one'], [2, 'two'], [3, 'san']]</text:p>
      <text:p text:style-name="P41"><text:tab/>h = Hash[keys_and_values]</text:p>
      <text:p text:style-name="P41"/>
      <text:p text:style-name="P41"><text:tab/>#=&gt; {1=&gt;"one", 2=&gt;"two", 3=&gt;"san"}</text:p>
      <text:p text:style-name="P41"/>
      <text:p text:style-name="P41"><text:tab/>ri Hash.[]</text:p>
      <text:p text:style-name="P41"/>
      <text:p text:style-name="P41">см. lesson.16/test_hash_from_array</text:p>
      <text:p text:style-name="P41"/>
      <text:p text:style-name="P41">Преобразование хэша в массив</text:p>
      <text:p text:style-name="P41"><text:soft-page-break/></text:p>
      <text:p text:style-name="P41"><text:tab/>ri Hash#to_a</text:p>
      <text:p text:style-name="P41"/>
      <text:p text:style-name="P41"><text:tab/>h.to_a <text:s/>#=&gt; [[1, 'one'], [2, 'two'], [3, 'san']]</text:p>
      <text:p text:style-name="P73"/>
      <text:p text:style-name="P7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1">Сортировка хэша Hash#sort, Hash#sort_by</text:p>
            <text:p text:style-name="P131">Решение задачи cmpsort</text:p>
            <text:p text:style-name="P131">Решение задачи find_words</text:p>
          </table:table-cell>
          <table:table-cell table:style-name="Table17.A1" office:value-type="string">
            <text:p text:style-name="P132">Занятие 17</text:p>
            <text:p text:style-name="P132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820517216" text:style-name="L53">
        <text:list-item>
          <text:p text:style-name="P192">lesson.17.tar.bz2</text:p>
        </text:list-item>
      </text:list>
      <text:list xml:id="list208867513" text:continue-list="list1992459869" text:style-name="L52">
        <text:list-header>
          <text:p text:style-name="P226"/>
        </text:list-header>
      </text:list>
      <text:p text:style-name="P55">Cортировка хэша -- старые слайды из урока 24+25</text:p>
      <text:p text:style-name="P55"/>
      <text:p text:style-name="P41">sort, sort_by – работают как в массивах, потому что происходят из модуля-примеси Enumerable</text:p>
      <text:p text:style-name="P41"/>
      <text:p text:style-name="P41">Эти методы возвращают массив, потому что хэш не считается упорядоченной структурой данных.</text:p>
      <text:p text:style-name="P41"/>
      <text:p text:style-name="P41">выполните lesson.17/hashsort/test_sort_1.rb</text:p>
      <text:p text:style-name="P41"/>
      <text:p text:style-name="P41">результат <text:span text:style-name="T14">@eng_numerals.sort:</text:span></text:p>
      <text:p text:style-name="P41"/>
      <text:p text:style-name="P41">[["0", "zero"], ["1", "one"], ["10", "ten"], ["11", "eleven"], ["12", "twelve"], ["2", "two"], .... ]</text:p>
      <text:p text:style-name="P41"/>
      <text:p text:style-name="P41">Вопрос: по какому принципу были упорядочены элементы хэша?</text:p>
      <text:p text:style-name="P41">Ответ: в порядке увеличения <text:span text:style-name="T29">строкового </text:span>значения ключей</text:p>
      <text:p text:style-name="P41"/>
      <text:p text:style-name="P41">Метод sort применяет вот такой блок по умолчанию:</text:p>
      <text:p text:style-name="P41"/>
      <text:p text:style-name="P41">hash.sort {|a, b|</text:p>
      <text:p text:style-name="P41"><text:s text:c="4"/>a &lt;=&gt; b</text:p>
      <text:p text:style-name="P41">}</text:p>
      <text:p text:style-name="P41"/>
      <text:p text:style-name="P41">&gt;&gt;&gt; Вопрос: чем являются a и b?</text:p>
      <text:p text:style-name="P41">&gt;&gt;&gt; Что такое &lt;=&gt; space ship operator? Как он работает?</text:p>
      <text:p text:style-name="P41"/>
      <text:p text:style-name="P41">На самом деле сначала хэш преобразуется в массив и потом сортируется массив:</text:p>
      <text:p text:style-name="P41">hash.to_a.sort {|a, b|</text:p>
      <text:p text:style-name="P41"><text:s text:c="4"/>a &lt;=&gt; b <text:s text:c="3"/># ["0", "zero"] &lt;=&gt; <text:s/>["10", "ten"]</text:p>
      <text:p text:style-name="P41">}</text:p>
      <text:p text:style-name="P41"/>
      <text:p text:style-name="P41">!!! Задание: Выполните и проанализируйте скрипт hashsort/test_sort_2.rb</text:p>
      <text:p text:style-name="P41"/>
      <text:p text:style-name="P227"><text:span text:style-name="T30">&gt;&gt;&gt; попросить объяснить, что происходит</text:span></text:p>
      <text:p text:style-name="P41">&gt;&gt;&gt; a будет расположено раньше b, но не обязательно контактно! конечном массиве видно, что неконтактно.</text:p>
      <text:p text:style-name="P41"/>
      <text:p text:style-name="P41"><text:tab/>a=["12", "twelve"] </text:p>
      <text:p text:style-name="P41"><text:tab/>b=["5", "five"] </text:p>
      <text:p text:style-name="P41"><text:tab/>result of comparison: -1</text:p>
      <text:p text:style-name="P41"/>
      <text:p text:style-name="P41">!!! Задание: измените test_sort_2.rb так. чтобы хэш был отсортирован в <text:span text:style-name="T17">нисходящем</text:span> порядке по <text:span text:style-name="T17">численному</text:span> значению ключа.</text:p>
      <text:p text:style-name="P41"/>
      <text:p text:style-name="P41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1">ответ: hashsort/test_sort_3.rb</text:p>
      <text:p text:style-name="P41"/>
      <text:p text:style-name="P41">!!! Задание: отсортируйте хэш @numerals (определен в файле data) по испанским числительным <text:span text:style-name="T18">в алфавитном порядке</text:span>.</text:p>
      <text:p text:style-name="P41">Ожидаемый выход:</text:p>
      <text:p text:style-name="P4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1"/>
      <text:p text:style-name="P41">ответ: hashsort/test_sort_4.rb</text:p>
      <text:p text:style-name="P41"/>
      <text:p text:style-name="P41">!!! Вопрос: почему нет метода Hash#sort! (и Hash#sort_by!)</text:p>
      <text:p text:style-name="P41">Ответ: метод sort меняет сущность объекта: результат сортировки -- объект класса Array, а не Hash.</text:p>
      <text:p text:style-name="P41"/>
      <text:p text:style-name="P55">Сортировка Hash#sort_by</text:p>
      <text:p text:style-name="P41"/>
      <text:p text:style-name="P228"><text:span text:style-name="T31">&gt;&gt;&gt; Что вы помните об Array#sort_by?</text:span></text:p>
      <text:p text:style-name="P228"><text:span text:style-name="T31"/></text:p>
      <text:p text:style-name="P4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1"/>
      <text:p text:style-name="P41">@eng_numerals.sort_by do <text:span text:style-name="T18">|</text:span><text:span text:style-name="T19">key</text:span><text:span text:style-name="T18">, </text:span><text:span text:style-name="T19">val</text:span><text:span text:style-name="T18">|</text:span></text:p>
      <text:p text:style-name="P41"><text:tab/><text:span text:style-name="T19">key</text:span>.to_i</text:p>
      <text:p text:style-name="P41">end</text:p>
      <text:p text:style-name="P41"/>
      <text:p text:style-name="P41">[["0", "zero"], ["1", "one"], ["2", "two"], ["3", "three"], ["4", "four"], ["5", "five"], ["6", "six"], ["7", "seven"], ["8", "eight"], ["9", "nine"], ["10", "ten"], ["11", "eleven"], ["12", "twelve"]]</text:p>
      <text:p text:style-name="P41"/>
      <text:p text:style-name="P41">см. hashsort/test_sort_5.rb</text:p>
      <text:p text:style-name="P41"/>
      <text:p text:style-name="P41">!!! Вопрос на сообразительность: как изменить порядок сортировки на нисходящий</text:p>
      <text:p text:style-name="P41">Ответ: -<text:span text:style-name="T19">key</text:span>.to_i. только для чисел</text:p>
      <text:p text:style-name="P41"/>
      <text:p text:style-name="P4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1"/>
      <text:p text:style-name="P41">ожидаемый выход:</text:p>
      <text:p text:style-name="P4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1"/>
      <text:p text:style-name="P41">&gt;&gt;&gt; так как: ee &lt; eni &lt; eno &lt; evi ...</text:p>
      <text:p text:style-name="P41"/>
      <text:p text:style-name="P41">ответ: hashsort/test_sort_6.rb</text:p>
      <text:p text:style-name="P41"/>
      <text:p text:style-name="P59"><text:soft-page-break/>Метод класса Hash#sort_by_value</text:p>
      <text:p text:style-name="P59"/>
      <text:p text:style-name="P44">class Hash </text:p>
      <text:p text:style-name="P44"><text:s text:c="2"/>def sort_by_value </text:p>
      <text:p text:style-name="P44"><text:s text:c="4"/>self.sort_by {|k,v| v} </text:p>
      <text:p text:style-name="P44"><text:s text:c="2"/>end </text:p>
      <text:p text:style-name="P44">end </text:p>
      <text:p text:style-name="P44"/>
      <text:p text:style-name="P44">Использование:</text:p>
      <text:p text:style-name="P44"/>
      <text:p text:style-name="P44"><text:tab/>puts @eng_numerals.<text:span text:style-name="T1">sort_by_value</text:span>.inspect</text:p>
      <text:p text:style-name="P44"/>
      <text:p text:style-name="P44">Выход:</text:p>
      <text:p text:style-name="P4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4"/>
      <text:p text:style-name="P44">см. hashsort/test_sort_7.rb</text:p>
      <text:p text:style-name="P44"/>
      <text:p text:style-name="P44">&gt;&gt;&gt; прокомментировать метод respond_to?, methods, Duck typing</text:p>
      <text:p text:style-name="P44"/>
      <text:p text:style-name="P59">Задание</text:p>
      <text:p text:style-name="P59"/>
      <text:p text:style-name="P44">Полная формулировка в lesson.17/cmpsort/README</text:p>
      <text:p text:style-name="P44"/>
      <text:p text:style-name="P4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44">- CCSplitter опирается на теги входной цепочки -&gt; сгруппировать записи разницы по входной цепочке </text:p>
      <text:p text:style-name="P44">- есть более частотные явления, есть менее частотные. Эту информацию можно учитывать, решая, что тестировать и что нет. </text:p>
      <text:p text:style-name="P44"/>
      <text:p text:style-name="P44">Входной файл: </text:p>
      <text:p text:style-name="P44"><text:s text:c="2"/>английский: cmp_ccsplitter_1.out </text:p>
      <text:p text:style-name="P44"><text:s text:c="2"/>немецкий: german/cmp_ccsplitter_1.out</text:p>
      <text:p text:style-name="P44"/>
      <text:p text:style-name="P44">скрипт: cmp_ccs_sort_by_tagseq </text:p>
      <text:p text:style-name="P44">ожидаемый выход: <text:s/>sorted </text:p>
      <text:p text:style-name="P41"/>
      <text:p text:style-name="P55">Задание find_words</text:p>
      <text:p text:style-name="P55"/>
      <text:p text:style-name="P4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41"/>
      <text:p text:style-name="P41">см. lesson.17/find_words/README</text:p>
      <text:p text:style-name="P41"/>
      <text:p text:style-name="P41">Задание: разработать скрипт, который находит в текстовых файлах указанные слова (или фразы) и выводит их в формате</text:p>
      <text:p text:style-name="P41"/>
      <text:p text:style-name="P41"><text:tab/>слово \tab позиция_в_предложении \tab предложение</text:p>
      <text:p text:style-name="P41"/>
      <text:p text:style-name="P41"><text:soft-page-break/>Если указана опция -i или --ignore-case, то поиск осуществляется без учета регистра и вывод имеет вид:</text:p>
      <text:p text:style-name="P41"/>
      <text:p text:style-name="P41"><text:tab/>СЛОВО \tab позиция_в_предложении \tab предложение</text:p>
      <text:p text:style-name="P41"/>
      <text:p text:style-name="P4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1"/>
      <text:p text:style-name="P41"><text:tab/>develop<text:tab/>120 </text:p>
      <text:p text:style-name="P41"><text:tab/>Although<text:tab/>96 </text:p>
      <text:p text:style-name="P41"><text:tab/>December<text:tab/>56 </text:p>
      <text:p text:style-name="P41"><text:tab/>Bill Gates<text:tab/>22 </text:p>
      <text:p text:style-name="P41"><text:tab/>Extensible Markup Language<text:tab/>1 </text:p>
      <text:p text:style-name="P41"><text:tab/>U.S. Public Interest Research Group<text:tab/>1 </text:p>
      <text:p text:style-name="P41"/>
      <text:p text:style-name="P4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1"/>
      <text:p text:style-name="P41"><text:tab/>&gt; find_words queries.txt ../../data/corpus.tok.txt</text:p>
      <text:p text:style-name="P41"/>
      <text:p text:style-name="P41">Задание необходимо выполнять пошагово, как описано в README</text:p>
      <text:p text:style-name="P74"/>
      <text:p text:style-name="P57">Дополнительные вопросы по заданию find_words</text:p>
      <text:p text:style-name="P57"/>
      <text:p text:style-name="P45"># TODO: are the following forms the same?</text:p>
      <text:p text:style-name="P45"># <text:s/>lines.map! {|line| line.upcase <text:s/>}</text:p>
      <text:p text:style-name="P45"># <text:s/>lines.map <text:s/>{|line| line.upcase! }</text:p>
      <text:p text:style-name="P45"># <text:s/>lines.each {|line| line.upcase! }</text:p>
      <text:p text:style-name="P45"># <text:s/>lines.each {|line| line.upcase <text:s/>}</text:p>
      <text:p text:style-name="P45"/>
      <text:p text:style-name="P45">Объяснить ДЗ на рефакторинг</text:p>
      <text:p text:style-name="P45"/>
      <text:p text:style-name="P98"/>
      <text:p text:style-name="P55"/>
      <text:p text:style-name="P55">Удаление элементов хэша</text:p>
      <text:p text:style-name="P55"/>
      <text:p text:style-name="P41">Метод Hash#clear удаляет все элементы (пары ключ-значение) хэша</text:p>
      <text:p text:style-name="P41"/>
      <text:p text:style-name="P41">Метод Hash#delete позволяет удалить один элемент (изменяется сам объект!)</text:p>
      <text:p text:style-name="P41"/>
      <text:p text:style-name="P41"><text:tab/>months = { "dec" =&gt; "December", <text:s/>"jan" =&gt; "January" }</text:p>
      <text:p text:style-name="P41"><text:tab/>months.delete "dec"</text:p>
      <text:p text:style-name="P41"><text:tab/>puts months <text:s text:c="14"/>#=&gt;{"jan"=&gt;"January"}</text:p>
      <text:p text:style-name="P41"/>
      <text:p text:style-name="P41">!!! Задание: Исследуйте скрипт lesson.21/test_delete.1.rb</text:p>
      <text:p text:style-name="P41"/>
      <text:p text:style-name="P41"><text:tab/>ri Hash#delete</text:p>
      <text:p text:style-name="P41"><text:tab/>ri String#delete</text:p>
      <text:p text:style-name="P41"/>
      <text:p text:style-name="P55">Удаление элементов хэша - 2</text:p>
      <text:p text:style-name="P41"/>
      <text:p text:style-name="P4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1"/>
      <text:p text:style-name="P41">меняют объект</text:p>
      <text:p text:style-name="P41"><text:tab/>delete_if <text:s text:c="3"/></text:p>
      <text:p text:style-name="P41"><text:tab/>reject!</text:p>
      <text:p text:style-name="P41"><text:s/></text:p>
      <text:p text:style-name="P41">не меняют объект, вохвращают измененную копию</text:p>
      <text:p text:style-name="P41"><text:tab/>reject</text:p>
      <text:p text:style-name="P41"/>
      <text:p text:style-name="P41">см. test_delete.2.rb</text:p>
      <text:p text:style-name="P41"/>
      <text:p text:style-name="P41">hash = { "apple" =&gt; "Apfel", <text:s/>"pear" <text:s/>=&gt; "Birne" }</text:p>
      <text:p text:style-name="P41"/>
      <text:p text:style-name="P41">hash.delete_if do |key, val|</text:p>
      <text:p text:style-name="P41"><text:tab/>key =~ /a/ &amp;&amp; val !~ /a/i</text:p>
      <text:p text:style-name="P41">end</text:p>
      <text:p text:style-name="P41"/>
      <text:p text:style-name="P41">puts hash</text:p>
      <text:p text:style-name="P41">#=&gt; {"apple"=&gt;"Apfel"}</text:p>
      <text:p text:style-name="P41"/>
      <text:p text:style-name="P41">&gt;&gt;&gt; Внимание на модификатор i (ignorecase) в регулярном выражении</text:p>
      <text:p text:style-name="P41"/>
      <text:p text:style-name="P41">!!! Вопрос: что останется в хэше, если убрать модификатор i?</text:p>
      <text:p text:style-name="P41">Ответ: ничего, хэш станет пустым</text:p>
      <text:p text:style-name="P41"/>
      <text:p text:style-name="P41">!!! Задание: исследуйте, что делает скрипт test_delete.3.rb</text:p>
      <text:p text:style-name="P41"/>
      <text:p text:style-name="P41">!!! Задание: (lesson.21/test_delete.4_stub.rb) оставьте только те месяцы, в которые температура отрицательная</text:p>
      <text:p text:style-name="P41"/>
      <text:p text:style-name="P41">ответ: lesson.21/test_delete.4.rb</text:p>
      <text:p text:style-name="P41"><text:soft-page-break/></text:p>
      <text:p text:style-name="P41">!!! Задание: исследуйте, что произойдет, если вместо to_f использовать to_i (test_delete.4.rb)</text:p>
      <text:p text:style-name="P41"/>
      <text:p text:style-name="P41">Антоним метода reject:</text:p>
      <text:list xml:id="list74589776" text:style-name="L54">
        <text:list-item>
          <text:p text:style-name="P217"><text:span text:style-name="T4">select!/keep_if – изменяют и</text:span>сх<text:span text:style-name="T4">одный объ</text:span>ек<text:span text:style-name="T4">т</text:span></text:p>
        </text:list-item>
        <text:list-item>
          <text:p text:style-name="P217"><text:span text:style-name="T4">select в</text:span>о<text:span text:style-name="T4">звращает новый объект</text:span></text:p>
        </text:list-item>
      </text:list>
      <text:p text:style-name="P75"/>
      <text:p text:style-name="P151"/>
      <text:p text:style-name="P83">Арифметические операторы </text:p>
      <text:p text:style-name="P8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7">Оператор</text:p>
            </table:table-cell>
            <table:table-cell table:style-name="Table12.A1" office:value-type="string">
              <text:p text:style-name="P127">Значение</text:p>
            </table:table-cell>
            <table:table-cell table:style-name="Table12.C1" office:value-type="string">
              <text:p text:style-name="P127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8">+</text:p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>a + b</text:p>
          </table:table-cell>
        </table:table-row>
        <table:table-row>
          <table:table-cell table:style-name="Table12.A2" office:value-type="string">
            <text:p text:style-name="P148">-</text:p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>a - 5 #=&gt; -2</text:p>
          </table:table-cell>
        </table:table-row>
        <table:table-row>
          <table:table-cell table:style-name="Table12.A2" office:value-type="string">
            <text:p text:style-name="P148">/</text:p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>10 / 8 # =&gt; 1</text:p>
          </table:table-cell>
        </table:table-row>
        <table:table-row>
          <table:table-cell table:style-name="Table12.A2" office:value-type="string">
            <text:p text:style-name="P148">*</text:p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>2 * 5 * b #=&gt; 20</text:p>
          </table:table-cell>
        </table:table-row>
        <table:table-row>
          <table:table-cell table:style-name="Table12.A2" office:value-type="string">
            <text:p text:style-name="P148">%</text:p>
          </table:table-cell>
          <table:table-cell table:style-name="Table12.A2" office:value-type="string">
            <text:p text:style-name="P148">остаток от деления (remainder; modulo)</text:p>
          </table:table-cell>
          <table:table-cell table:style-name="Table12.C2" office:value-type="string">
            <text:p text:style-name="P148">10 % 3 #=&gt; 1</text:p>
          </table:table-cell>
        </table:table-row>
        <table:table-row table:style-name="Table12.7">
          <table:table-cell table:style-name="Table12.A2" office:value-type="string">
            <text:p text:style-name="P148">**</text:p>
          </table:table-cell>
          <table:table-cell table:style-name="Table12.A2" office:value-type="string">
            <text:p text:style-name="P148">экспоненциация (возведение в степень)</text:p>
          </table:table-cell>
          <table:table-cell table:style-name="Table12.C2" office:value-type="string">
            <text:p text:style-name="P148">b**8 #=&gt; 256</text:p>
          </table:table-cell>
        </table:table-row>
        <table:table-row table:style-name="Table12.7">
          <table:table-cell table:style-name="Table12.A2" office:value-type="string">
            <text:p text:style-name="P148"/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/>
          </table:table-cell>
        </table:table-row>
      </table:table>
      <text:p text:style-name="P84"/>
      <text:list xml:id="list1866620939" text:style-name="L55">
        <text:list-item>
          <text:p text:style-name="P218">унарная оператор – оператор, принимающий один аргумент (операнд)</text:p>
        </text:list-item>
        <text:list-item>
          <text:p text:style-name="P218">бинарная оператор – принимает два операнда</text:p>
        </text:list-item>
      </text:list>
      <text:p text:style-name="P8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8">-</text:p>
          </table:table-cell>
          <table:table-cell table:style-name="Table13.A1" office:value-type="string">
            <text:p text:style-name="P148">унарный минус</text:p>
          </table:table-cell>
          <table:table-cell table:style-name="Table13.C1" office:value-type="string">
            <text:p text:style-name="P148">-5 <text:s/>-a</text:p>
          </table:table-cell>
        </table:table-row>
        <table:table-row>
          <table:table-cell table:style-name="Table13.A2" office:value-type="string">
            <text:p text:style-name="P148">+</text:p>
          </table:table-cell>
          <table:table-cell table:style-name="Table13.A2" office:value-type="string">
            <text:p text:style-name="P148">унарный плюс</text:p>
          </table:table-cell>
          <table:table-cell table:style-name="Table13.C2" office:value-type="string">
            <text:p text:style-name="P148">+</text:p>
          </table:table-cell>
        </table:table-row>
      </table:table>
      <text:p text:style-name="P84"/>
      <text:p text:style-name="P84">есть битовые операции</text:p>
      <text:list xml:id="list1289631941" text:style-name="L56">
        <text:list-item>
          <text:p text:style-name="P219">двоичное смещение вправо: 10 &gt;&gt; 1 #=&gt; 5 равноценно делению на 2</text:p>
        </text:list-item>
        <text:list-item>
          <text:p text:style-name="P219">двоичное смещение влево: 10 &lt;&lt; 2 #= &gt; 40 равноценно умножению на 4</text:p>
          <text:p text:style-name="P220"/>
        </text:list-item>
      </text:list>
      <text:p text:style-name="P83">Приоритеты операций (operator precedence)</text:p>
      <text:p text:style-name="P84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8">Оператор</text:p>
          </table:table-cell>
          <table:table-cell table:style-name="Table15.B1" office:value-type="string">
            <text:p text:style-name="P128">Описание</text:p>
          </table:table-cell>
        </table:table-row>
        <table:table-row>
          <table:table-cell table:style-name="Table15.A2" office:value-type="string">
            <text:p text:style-name="P128">**</text:p>
          </table:table-cell>
          <table:table-cell table:style-name="Table15.B2" office:value-type="string">
            <text:p text:style-name="P128">возведение в степень</text:p>
          </table:table-cell>
        </table:table-row>
        <table:table-row>
          <table:table-cell table:style-name="Table15.A2" office:value-type="string">
            <text:p text:style-name="P85"><text:span text:style-name="Source_20_Text"><text:span text:style-name="T10">!+-</text:span></text:span></text:p>
          </table:table-cell>
          <table:table-cell table:style-name="Table15.B2" office:value-type="string">
            <text:p text:style-name="P128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8">* / %</text:p>
          </table:table-cell>
          <table:table-cell table:style-name="Table15.B2" office:value-type="string">
            <text:p text:style-name="P128"/>
          </table:table-cell>
        </table:table-row>
        <table:table-row>
          <table:table-cell table:style-name="Table15.A2" office:value-type="string">
            <text:p text:style-name="P128">+ -</text:p>
          </table:table-cell>
          <table:table-cell table:style-name="Table15.B2" office:value-type="string">
            <text:p text:style-name="P128"/>
          </table:table-cell>
        </table:table-row>
        <table:table-row>
          <table:table-cell table:style-name="Table15.A2" office:value-type="string">
            <text:p text:style-name="P128">&lt; &gt; &lt;= &gt;=</text:p>
          </table:table-cell>
          <table:table-cell table:style-name="Table15.B2" office:value-type="string">
            <text:p text:style-name="P128">операторы сравнения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10">&lt;=&gt; == === != =~ !~</text:span></text:span></text:p>
          </table:table-cell>
          <table:table-cell table:style-name="Table15.B2" office:value-type="string">
            <text:p text:style-name="P128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8">&amp;&amp;</text:p>
          </table:table-cell>
          <table:table-cell table:style-name="Table15.B2" office:value-type="string">
            <text:p text:style-name="P128">логическое И</text:p>
          </table:table-cell>
        </table:table-row>
        <table:table-row>
          <table:table-cell table:style-name="Table15.A2" office:value-type="string">
            <text:p text:style-name="P128">||</text:p>
          </table:table-cell>
          <table:table-cell table:style-name="Table15.B2" office:value-type="string">
            <text:p text:style-name="P128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6"><text:span text:style-name="Source_20_Text"><text:span text:style-name="T8">= %= /= -= += *= ||= **=</text:span></text:span></text:p>
          </table:table-cell>
          <table:table-cell table:style-name="Table15.B2" office:value-type="string">
            <text:p text:style-name="P128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8">not</text:p>
          </table:table-cell>
          <table:table-cell table:style-name="Table15.B2" office:value-type="string">
            <text:p text:style-name="P128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8">and or</text:p>
          </table:table-cell>
          <table:table-cell table:style-name="Table15.B2" office:value-type="string">
            <text:p text:style-name="P128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8"/>
          </table:table-cell>
          <table:table-cell table:style-name="Table15.B2" office:value-type="string">
            <text:p text:style-name="P128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6"><text:span text:style-name="Source_20_Text"><text:span text:style-name="T15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8">y += 1</text:p>
          </table:table-cell>
          <table:table-cell table:style-name="Table14.C1" office:value-type="string">
            <text:p text:style-name="P128">нету: <text:s/>y++</text:p>
          </table:table-cell>
        </table:table-row>
        <table:table-row>
          <table:table-cell table:style-name="Table14.A2" office:value-type="string">
            <text:p text:style-name="P128">y = y - 2</text:p>
          </table:table-cell>
          <table:table-cell table:style-name="Table14.A2" office:value-type="string">
            <text:p text:style-name="P128">y -= 2</text:p>
          </table:table-cell>
          <table:table-cell table:style-name="Table14.C2" office:value-type="string">
            <text:p text:style-name="P128">нету: y--</text:p>
          </table:table-cell>
        </table:table-row>
        <table:table-row>
          <table:table-cell table:style-name="Table14.A2" office:value-type="string">
            <text:p text:style-name="P128">y = y * 2</text:p>
          </table:table-cell>
          <table:table-cell table:style-name="Table14.A2" office:value-type="string">
            <text:p text:style-name="P128">y *=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/>
          </table:table-cell>
          <table:table-cell table:style-name="Table14.A2" office:value-type="string">
            <text:p text:style-name="P128">y %= 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/>
          </table:table-cell>
          <table:table-cell table:style-name="Table14.A2" office:value-type="string">
            <text:p text:style-name="P128">y /= 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/>
          </table:table-cell>
          <table:table-cell table:style-name="Table14.A2" office:value-type="string">
            <text:p text:style-name="P128">y *= 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>y = y ** 3</text:p>
          </table:table-cell>
          <table:table-cell table:style-name="Table14.A2" office:value-type="string">
            <text:p text:style-name="P128">y **= 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>y = 3 если y неопределено</text:p>
          </table:table-cell>
          <table:table-cell table:style-name="Table14.A2" office:value-type="string">
            <text:p text:style-name="P128">y ||= 3</text:p>
          </table:table-cell>
          <table:table-cell table:style-name="Table14.C2" office:value-type="string">
            <text:p text:style-name="P128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6"><text:span text:style-name="Source_20_Text"><text:span text:style-name="T8">!!! задание: попробовать в irb. Измениться ли значение переменной a ?</text:span></text:span></text:p>
      <text:p text:style-name="P86"><text:span text:style-name="Source_20_Text"><text:span text:style-name="T8"/></text:span></text:p>
      <text:p text:style-name="P123"><text:span text:style-name="Source_20_Text"><text:span text:style-name="T8">a ||= 2</text:span></text:span></text:p>
      <text:p text:style-name="P114"><text:span text:style-name="Source_20_Text"><text:span text:style-name="T5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3-12-13T00:29:32</dc:date>
    <meta:editing-duration>PT93H53M49S</meta:editing-duration>
    <meta:editing-cycles>750</meta:editing-cycles>
    <meta:document-statistic meta:table-count="26" meta:image-count="0" meta:object-count="0" meta:page-count="77" meta:paragraph-count="2130" meta:word-count="11359" meta:character-count="76172"/>
  </office:meta>
</office:document-meta>
</file>